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Tumor">
      <style:table-properties table:display="true" style:writing-mode="lr-tb"/>
    </style:style>
    <style:style style:name="ta2" style:family="table" style:master-page-name="PageStyle_5f_Normal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mor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1.900397693753">
            <text:p>381.9003976938</text:p>
          </table:table-cell>
          <table:table-cell office:value-type="float" office:value="379.812570860359">
            <text:p>379.8125708604</text:p>
          </table:table-cell>
          <table:table-cell office:value-type="float" office:value="386.27488419252">
            <text:p>386.2748841925</text:p>
          </table:table-cell>
          <table:table-cell office:value-type="float" office:value="393.184810903786">
            <text:p>393.1848109038</text:p>
          </table:table-cell>
          <table:table-cell office:value-type="float" office:value="378.164916217859">
            <text:p>378.1649162179</text:p>
          </table:table-cell>
          <table:table-cell office:value-type="float" office:value="385.711131087264">
            <text:p>385.7111310873</text:p>
          </table:table-cell>
          <table:table-cell office:value-type="float" office:value="386.063512535098">
            <text:p>386.0635125351</text:p>
          </table:table-cell>
          <table:table-cell office:value-type="float" office:value="381.553507119094">
            <text:p>381.55350711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7.961411477361">
            <text:p>377.9614114774</text:p>
          </table:table-cell>
          <table:table-cell office:value-type="float" office:value="389.892389815885">
            <text:p>389.8923898159</text:p>
          </table:table-cell>
          <table:table-cell office:value-type="float" office:value="395.816433008693">
            <text:p>395.8164330087</text:p>
          </table:table-cell>
          <table:table-cell office:value-type="float" office:value="389.862536968104">
            <text:p>389.8625369681</text:p>
          </table:table-cell>
          <table:table-cell office:value-type="float" office:value="385.818620575031">
            <text:p>385.818620575</text:p>
          </table:table-cell>
          <table:table-cell office:value-type="float" office:value="382.538071744172">
            <text:p>382.5380717442</text:p>
          </table:table-cell>
          <table:table-cell office:value-type="float" office:value="389.359136996457">
            <text:p>389.3591369965</text:p>
          </table:table-cell>
          <table:table-cell office:value-type="float" office:value="379.240811885111">
            <text:p>379.24081188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0.477536106294">
            <text:p>380.4775361063</text:p>
          </table:table-cell>
          <table:table-cell office:value-type="float" office:value="385.304801455751">
            <text:p>385.3048014558</text:p>
          </table:table-cell>
          <table:table-cell office:value-type="float" office:value="384.878187338758">
            <text:p>384.8781873388</text:p>
          </table:table-cell>
          <table:table-cell office:value-type="float" office:value="382.431432294346">
            <text:p>382.4314322943</text:p>
          </table:table-cell>
          <table:table-cell office:value-type="float" office:value="372.202151564204">
            <text:p>372.2021515642</text:p>
          </table:table-cell>
          <table:table-cell office:value-type="float" office:value="378.954363422348">
            <text:p>378.9543634223</text:p>
          </table:table-cell>
          <table:table-cell office:value-type="float" office:value="374.476455678835">
            <text:p>374.4764556788</text:p>
          </table:table-cell>
          <table:table-cell office:value-type="float" office:value="373.79836707976">
            <text:p>373.79836707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3.008163590708">
            <text:p>383.0081635907</text:p>
          </table:table-cell>
          <table:table-cell office:value-type="float" office:value="392.618113183362">
            <text:p>392.6181131834</text:p>
          </table:table-cell>
          <table:table-cell office:value-type="float" office:value="391.311615643949">
            <text:p>391.311615644</text:p>
          </table:table-cell>
          <table:table-cell office:value-type="float" office:value="409.030862984962">
            <text:p>409.030862985</text:p>
          </table:table-cell>
          <table:table-cell office:value-type="float" office:value="402.034412243243">
            <text:p>402.0344122432</text:p>
          </table:table-cell>
          <table:table-cell office:value-type="float" office:value="403.174405955545">
            <text:p>403.1744059555</text:p>
          </table:table-cell>
          <table:table-cell office:value-type="float" office:value="404.445821992974">
            <text:p>404.445821993</text:p>
          </table:table-cell>
          <table:table-cell office:value-type="float" office:value="397.33361208354">
            <text:p>397.33361208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7.426687258859">
            <text:p>427.4266872589</text:p>
          </table:table-cell>
          <table:table-cell office:value-type="float" office:value="402.527050720016">
            <text:p>402.52705072</text:p>
          </table:table-cell>
          <table:table-cell office:value-type="float" office:value="406.382249252446">
            <text:p>406.3822492524</text:p>
          </table:table-cell>
          <table:table-cell office:value-type="float" office:value="401.328579316524">
            <text:p>401.3285793165</text:p>
          </table:table-cell>
          <table:table-cell office:value-type="float" office:value="393.677967289808">
            <text:p>393.6779672898</text:p>
          </table:table-cell>
          <table:table-cell office:value-type="float" office:value="394.570941708904">
            <text:p>394.5709417089</text:p>
          </table:table-cell>
          <table:table-cell office:value-type="float" office:value="400.17630362398">
            <text:p>400.176303624</text:p>
          </table:table-cell>
          <table:table-cell office:value-type="float" office:value="405.103156217839">
            <text:p>405.10315621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9.525756352056">
            <text:p>389.5257563521</text:p>
          </table:table-cell>
          <table:table-cell office:value-type="float" office:value="398.783232721674">
            <text:p>398.7832327217</text:p>
          </table:table-cell>
          <table:table-cell office:value-type="float" office:value="396.138509708573">
            <text:p>396.1385097086</text:p>
          </table:table-cell>
          <table:table-cell office:value-type="float" office:value="385.631234973971">
            <text:p>385.631234974</text:p>
          </table:table-cell>
          <table:table-cell office:value-type="float" office:value="399.324618309055">
            <text:p>399.3246183091</text:p>
          </table:table-cell>
          <table:table-cell office:value-type="float" office:value="381.72614566583">
            <text:p>381.7261456658</text:p>
          </table:table-cell>
          <table:table-cell office:value-type="float" office:value="374.223554168544">
            <text:p>374.2235541685</text:p>
          </table:table-cell>
          <table:table-cell office:value-type="float" office:value="367.556625782973">
            <text:p>367.5566257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6.457672375089">
            <text:p>386.4576723751</text:p>
          </table:table-cell>
          <table:table-cell office:value-type="float" office:value="377.549752840648">
            <text:p>377.5497528406</text:p>
          </table:table-cell>
          <table:table-cell office:value-type="float" office:value="367.523561185057">
            <text:p>367.5235611851</text:p>
          </table:table-cell>
          <table:table-cell office:value-type="float" office:value="373.257255482352">
            <text:p>373.2572554824</text:p>
          </table:table-cell>
          <table:table-cell office:value-type="float" office:value="359.199967792248">
            <text:p>359.1999677922</text:p>
          </table:table-cell>
          <table:table-cell office:value-type="float" office:value="368.804564948364">
            <text:p>368.8045649484</text:p>
          </table:table-cell>
          <table:table-cell office:value-type="float" office:value="362.641833921337">
            <text:p>362.6418339213</text:p>
          </table:table-cell>
          <table:table-cell office:value-type="float" office:value="354.427735365676">
            <text:p>354.42773536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9.226997156272">
            <text:p>369.2269971563</text:p>
          </table:table-cell>
          <table:table-cell office:value-type="float" office:value="379.320609944529">
            <text:p>379.3206099445</text:p>
          </table:table-cell>
          <table:table-cell office:value-type="float" office:value="375.190747310631">
            <text:p>375.1907473106</text:p>
          </table:table-cell>
          <table:table-cell office:value-type="float" office:value="389.068058627831">
            <text:p>389.0680586278</text:p>
          </table:table-cell>
          <table:table-cell office:value-type="float" office:value="402.472646809833">
            <text:p>402.4726468098</text:p>
          </table:table-cell>
          <table:table-cell office:value-type="float" office:value="394.056186588973">
            <text:p>394.056186589</text:p>
          </table:table-cell>
          <table:table-cell office:value-type="float" office:value="374.175795257873">
            <text:p>374.1757952579</text:p>
          </table:table-cell>
          <table:table-cell office:value-type="float" office:value="362.555813475705">
            <text:p>362.555813475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4346845">
            <text:p>251.4346845</text:p>
          </table:table-cell>
          <table:table-cell office:value-type="float" office:value="269.3251941">
            <text:p>269.3251941</text:p>
          </table:table-cell>
          <table:table-cell office:value-type="float" office:value="269.658831">
            <text:p>269.658831</text:p>
          </table:table-cell>
          <table:table-cell office:value-type="float" office:value="289.3981272">
            <text:p>289.3981272</text:p>
          </table:table-cell>
          <table:table-cell office:value-type="float" office:value="286.8866449">
            <text:p>286.8866449</text:p>
          </table:table-cell>
          <table:table-cell office:value-type="float" office:value="255.4150898">
            <text:p>255.4150898</text:p>
          </table:table-cell>
          <table:table-cell office:value-type="float" office:value="286.3661979">
            <text:p>286.3661979</text:p>
          </table:table-cell>
          <table:table-cell office:value-type="float" office:value="272.3188899">
            <text:p>272.318889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3.3498287">
            <text:p>283.3498287</text:p>
          </table:table-cell>
          <table:table-cell office:value-type="float" office:value="294.8536627">
            <text:p>294.8536627</text:p>
          </table:table-cell>
          <table:table-cell office:value-type="float" office:value="269.9468133">
            <text:p>269.9468133</text:p>
          </table:table-cell>
          <table:table-cell office:value-type="float" office:value="270.2260028">
            <text:p>270.2260028</text:p>
          </table:table-cell>
          <table:table-cell office:value-type="float" office:value="275.6896548">
            <text:p>275.6896548</text:p>
          </table:table-cell>
          <table:table-cell office:value-type="float" office:value="276.9489017">
            <text:p>276.9489017</text:p>
          </table:table-cell>
          <table:table-cell office:value-type="float" office:value="268.3341875">
            <text:p>268.3341875</text:p>
          </table:table-cell>
          <table:table-cell office:value-type="float" office:value="295.543114">
            <text:p>295.5431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3.103567">
            <text:p>293.103567</text:p>
          </table:table-cell>
          <table:table-cell office:value-type="float" office:value="316.4453396">
            <text:p>316.4453396</text:p>
          </table:table-cell>
          <table:table-cell office:value-type="float" office:value="285.2377994">
            <text:p>285.2377994</text:p>
          </table:table-cell>
          <table:table-cell office:value-type="float" office:value="286.6634395">
            <text:p>286.6634395</text:p>
          </table:table-cell>
          <table:table-cell office:value-type="float" office:value="260.6891835">
            <text:p>260.6891835</text:p>
          </table:table-cell>
          <table:table-cell office:value-type="float" office:value="288.3347796">
            <text:p>288.3347796</text:p>
          </table:table-cell>
          <table:table-cell office:value-type="float" office:value="299.4388599">
            <text:p>299.4388599</text:p>
          </table:table-cell>
          <table:table-cell office:value-type="float" office:value="311.6985684">
            <text:p>311.69856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0.9272501">
            <text:p>290.9272501</text:p>
          </table:table-cell>
          <table:table-cell office:value-type="float" office:value="320.5724369">
            <text:p>320.5724369</text:p>
          </table:table-cell>
          <table:table-cell office:value-type="float" office:value="316.3060902">
            <text:p>316.3060902</text:p>
          </table:table-cell>
          <table:table-cell office:value-type="float" office:value="308.4232261">
            <text:p>308.4232261</text:p>
          </table:table-cell>
          <table:table-cell office:value-type="float" office:value="337.0271243">
            <text:p>337.0271243</text:p>
          </table:table-cell>
          <table:table-cell office:value-type="float" office:value="337.2384545">
            <text:p>337.2384545</text:p>
          </table:table-cell>
          <table:table-cell office:value-type="float" office:value="329.8368923">
            <text:p>329.8368923</text:p>
          </table:table-cell>
          <table:table-cell office:value-type="float" office:value="331.22035">
            <text:p>331.220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0.9536121">
            <text:p>320.9536121</text:p>
          </table:table-cell>
          <table:table-cell office:value-type="float" office:value="343.2444011">
            <text:p>343.2444011</text:p>
          </table:table-cell>
          <table:table-cell office:value-type="float" office:value="352.7954638">
            <text:p>352.7954638</text:p>
          </table:table-cell>
          <table:table-cell office:value-type="float" office:value="339.7108565">
            <text:p>339.7108565</text:p>
          </table:table-cell>
          <table:table-cell office:value-type="float" office:value="300.565896">
            <text:p>300.565896</text:p>
          </table:table-cell>
          <table:table-cell office:value-type="float" office:value="375.1220253">
            <text:p>375.1220253</text:p>
          </table:table-cell>
          <table:table-cell office:value-type="float" office:value="362.2475523">
            <text:p>362.2475523</text:p>
          </table:table-cell>
          <table:table-cell office:value-type="float" office:value="377.1128746">
            <text:p>377.11287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0.9037261">
            <text:p>400.9037261</text:p>
          </table:table-cell>
          <table:table-cell office:value-type="float" office:value="323.3835065">
            <text:p>323.3835065</text:p>
          </table:table-cell>
          <table:table-cell office:value-type="float" office:value="342.0119703">
            <text:p>342.0119703</text:p>
          </table:table-cell>
          <table:table-cell office:value-type="float" office:value="331.7686077">
            <text:p>331.7686077</text:p>
          </table:table-cell>
          <table:table-cell office:value-type="float" office:value="339.1823339">
            <text:p>339.1823339</text:p>
          </table:table-cell>
          <table:table-cell office:value-type="float" office:value="341.0404485">
            <text:p>341.0404485</text:p>
          </table:table-cell>
          <table:table-cell office:value-type="float" office:value="345.9635085">
            <text:p>345.9635085</text:p>
          </table:table-cell>
          <table:table-cell office:value-type="float" office:value="367.8603206">
            <text:p>367.86032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9.9262435">
            <text:p>379.9262435</text:p>
          </table:table-cell>
          <table:table-cell office:value-type="float" office:value="364.3876393">
            <text:p>364.3876393</text:p>
          </table:table-cell>
          <table:table-cell office:value-type="float" office:value="383.7794269">
            <text:p>383.7794269</text:p>
          </table:table-cell>
          <table:table-cell office:value-type="float" office:value="402.0882901">
            <text:p>402.0882901</text:p>
          </table:table-cell>
          <table:table-cell office:value-type="float" office:value="429.9591751">
            <text:p>429.9591751</text:p>
          </table:table-cell>
          <table:table-cell office:value-type="float" office:value="376.070933">
            <text:p>376.070933</text:p>
          </table:table-cell>
          <table:table-cell office:value-type="float" office:value="339.7790645">
            <text:p>339.7790645</text:p>
          </table:table-cell>
          <table:table-cell office:value-type="float" office:value="350.9431778">
            <text:p>350.94317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1.5738039">
            <text:p>411.5738039</text:p>
          </table:table-cell>
          <table:table-cell office:value-type="float" office:value="413.1728946">
            <text:p>413.1728946</text:p>
          </table:table-cell>
          <table:table-cell office:value-type="float" office:value="488.2969088">
            <text:p>488.2969088</text:p>
          </table:table-cell>
          <table:table-cell office:value-type="float" office:value="453.9623327">
            <text:p>453.9623327</text:p>
          </table:table-cell>
          <table:table-cell office:value-type="float" office:value="403.4129222">
            <text:p>403.4129222</text:p>
          </table:table-cell>
          <table:table-cell office:value-type="float" office:value="442.1398822">
            <text:p>442.1398822</text:p>
          </table:table-cell>
          <table:table-cell office:value-type="float" office:value="423.1010644">
            <text:p>423.1010644</text:p>
          </table:table-cell>
          <table:table-cell office:value-type="float" office:value="459.4937201">
            <text:p>459.493720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4.005724472115">
            <text:p>364.0057244721</text:p>
          </table:table-cell>
          <table:table-cell office:value-type="float" office:value="350.400508351488">
            <text:p>350.4005083515</text:p>
          </table:table-cell>
          <table:table-cell office:value-type="float" office:value="348.818648800588">
            <text:p>348.8186488006</text:p>
          </table:table-cell>
          <table:table-cell office:value-type="float" office:value="350.092169267863">
            <text:p>350.0921692679</text:p>
          </table:table-cell>
          <table:table-cell office:value-type="float" office:value="355.920383513506">
            <text:p>355.9203835135</text:p>
          </table:table-cell>
          <table:table-cell office:value-type="float" office:value="345.416075567672">
            <text:p>345.4160755677</text:p>
          </table:table-cell>
          <table:table-cell office:value-type="float" office:value="338.83962341889">
            <text:p>338.8396234189</text:p>
          </table:table-cell>
          <table:table-cell office:value-type="float" office:value="341.77835130361">
            <text:p>341.77835130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0.709147600045">
            <text:p>460.7091476</text:p>
          </table:table-cell>
          <table:table-cell office:value-type="float" office:value="452.340120360131">
            <text:p>452.3401203601</text:p>
          </table:table-cell>
          <table:table-cell office:value-type="float" office:value="451.197167119379">
            <text:p>451.1971671194</text:p>
          </table:table-cell>
          <table:table-cell office:value-type="float" office:value="447.87728846313">
            <text:p>447.8772884631</text:p>
          </table:table-cell>
          <table:table-cell office:value-type="float" office:value="425.969811536624">
            <text:p>425.9698115366</text:p>
          </table:table-cell>
          <table:table-cell office:value-type="float" office:value="411.438716133642">
            <text:p>411.4387161336</text:p>
          </table:table-cell>
          <table:table-cell office:value-type="float" office:value="401.645375097153">
            <text:p>401.6453750972</text:p>
          </table:table-cell>
          <table:table-cell office:value-type="float" office:value="397.899568239177">
            <text:p>397.89956823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3.703721289652">
            <text:p>553.7037212897</text:p>
          </table:table-cell>
          <table:table-cell office:value-type="float" office:value="552.117474892073">
            <text:p>552.1174748921</text:p>
          </table:table-cell>
          <table:table-cell office:value-type="float" office:value="547.173107917513">
            <text:p>547.1731079175</text:p>
          </table:table-cell>
          <table:table-cell office:value-type="float" office:value="523.883765013529">
            <text:p>523.8837650135</text:p>
          </table:table-cell>
          <table:table-cell office:value-type="float" office:value="516.108458993516">
            <text:p>516.1084589935</text:p>
          </table:table-cell>
          <table:table-cell office:value-type="float" office:value="510.137750982997">
            <text:p>510.137750983</text:p>
          </table:table-cell>
          <table:table-cell office:value-type="float" office:value="508.058905502471">
            <text:p>508.0589055025</text:p>
          </table:table-cell>
          <table:table-cell office:value-type="float" office:value="498.17047079907">
            <text:p>498.17047079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9.988169527076">
            <text:p>549.9881695271</text:p>
          </table:table-cell>
          <table:table-cell office:value-type="float" office:value="565.304641221315">
            <text:p>565.3046412213</text:p>
          </table:table-cell>
          <table:table-cell office:value-type="float" office:value="571.645459482023">
            <text:p>571.645459482</text:p>
          </table:table-cell>
          <table:table-cell office:value-type="float" office:value="511.511393742971">
            <text:p>511.511393743</text:p>
          </table:table-cell>
          <table:table-cell office:value-type="float" office:value="502.784206708011">
            <text:p>502.784206708</text:p>
          </table:table-cell>
          <table:table-cell office:value-type="float" office:value="504.842427099841">
            <text:p>504.8424270998</text:p>
          </table:table-cell>
          <table:table-cell office:value-type="float" office:value="488.253613370827">
            <text:p>488.2536133708</text:p>
          </table:table-cell>
          <table:table-cell office:value-type="float" office:value="481.256289966442">
            <text:p>481.256289966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0.950324922913">
            <text:p>530.9503249229</text:p>
          </table:table-cell>
          <table:table-cell office:value-type="float" office:value="541.286650653894">
            <text:p>541.2866506539</text:p>
          </table:table-cell>
          <table:table-cell office:value-type="float" office:value="515.655945579768">
            <text:p>515.6559455798</text:p>
          </table:table-cell>
          <table:table-cell office:value-type="float" office:value="516.347235733826">
            <text:p>516.3472357338</text:p>
          </table:table-cell>
          <table:table-cell office:value-type="float" office:value="499.017096182258">
            <text:p>499.0170961823</text:p>
          </table:table-cell>
          <table:table-cell office:value-type="float" office:value="505.033803305159">
            <text:p>505.0338033052</text:p>
          </table:table-cell>
          <table:table-cell office:value-type="float" office:value="478.126403505567">
            <text:p>478.1264035056</text:p>
          </table:table-cell>
          <table:table-cell office:value-type="float" office:value="474.559353905589">
            <text:p>474.55935390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8.174637697771">
            <text:p>528.1746376978</text:p>
          </table:table-cell>
          <table:table-cell office:value-type="float" office:value="538.303589878149">
            <text:p>538.3035898781</text:p>
          </table:table-cell>
          <table:table-cell office:value-type="float" office:value="514.353244843935">
            <text:p>514.3532448439</text:p>
          </table:table-cell>
          <table:table-cell office:value-type="float" office:value="493.902929746402">
            <text:p>493.9029297464</text:p>
          </table:table-cell>
          <table:table-cell office:value-type="float" office:value="493.50060119463">
            <text:p>493.5006011946</text:p>
          </table:table-cell>
          <table:table-cell office:value-type="float" office:value="479.736064708748">
            <text:p>479.7360647087</text:p>
          </table:table-cell>
          <table:table-cell office:value-type="float" office:value="470.939851523054">
            <text:p>470.9398515231</text:p>
          </table:table-cell>
          <table:table-cell office:value-type="float" office:value="458.048347117265">
            <text:p>458.04834711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8.62331072431">
            <text:p>508.6233107243</text:p>
          </table:table-cell>
          <table:table-cell office:value-type="float" office:value="511.688795616084">
            <text:p>511.6887956161</text:p>
          </table:table-cell>
          <table:table-cell office:value-type="float" office:value="481.871167130872">
            <text:p>481.8711671309</text:p>
          </table:table-cell>
          <table:table-cell office:value-type="float" office:value="488.157704758768">
            <text:p>488.1577047588</text:p>
          </table:table-cell>
          <table:table-cell office:value-type="float" office:value="478.359730569312">
            <text:p>478.3597305693</text:p>
          </table:table-cell>
          <table:table-cell office:value-type="float" office:value="452.12980499122">
            <text:p>452.1298049912</text:p>
          </table:table-cell>
          <table:table-cell office:value-type="float" office:value="448.198611519087">
            <text:p>448.1986115191</text:p>
          </table:table-cell>
          <table:table-cell office:value-type="float" office:value="443.587650214948">
            <text:p>443.58765021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4.510137816029">
            <text:p>474.510137816</text:p>
          </table:table-cell>
          <table:table-cell office:value-type="float" office:value="468.252129487848">
            <text:p>468.2521294878</text:p>
          </table:table-cell>
          <table:table-cell office:value-type="float" office:value="467.900615975234">
            <text:p>467.9006159752</text:p>
          </table:table-cell>
          <table:table-cell office:value-type="float" office:value="447.31757743716">
            <text:p>447.3175774372</text:p>
          </table:table-cell>
          <table:table-cell office:value-type="float" office:value="448.272280339948">
            <text:p>448.2722803399</text:p>
          </table:table-cell>
          <table:table-cell office:value-type="float" office:value="437.758881417758">
            <text:p>437.7588814178</text:p>
          </table:table-cell>
          <table:table-cell office:value-type="float" office:value="419.845837102035">
            <text:p>419.845837102</text:p>
          </table:table-cell>
          <table:table-cell office:value-type="float" office:value="411.9774840106">
            <text:p>411.97748401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0.960512609161">
            <text:p>470.9605126092</text:p>
          </table:table-cell>
          <table:table-cell office:value-type="float" office:value="475.443784209473">
            <text:p>475.4437842095</text:p>
          </table:table-cell>
          <table:table-cell office:value-type="float" office:value="474.406774126317">
            <text:p>474.4067741263</text:p>
          </table:table-cell>
          <table:table-cell office:value-type="float" office:value="475.075535262476">
            <text:p>475.0755352625</text:p>
          </table:table-cell>
          <table:table-cell office:value-type="float" office:value="478.472463612172">
            <text:p>478.4724636122</text:p>
          </table:table-cell>
          <table:table-cell office:value-type="float" office:value="475.649815700652">
            <text:p>475.6498157007</text:p>
          </table:table-cell>
          <table:table-cell office:value-type="float" office:value="471.887179743174">
            <text:p>471.8871797432</text:p>
          </table:table-cell>
          <table:table-cell office:value-type="float" office:value="479.054737192535">
            <text:p>479.05473719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6.920016809873">
            <text:p>476.9200168099</text:p>
          </table:table-cell>
          <table:table-cell office:value-type="float" office:value="474.657014146816">
            <text:p>474.6570141468</text:p>
          </table:table-cell>
          <table:table-cell office:value-type="float" office:value="476.659463986142">
            <text:p>476.6594639861</text:p>
          </table:table-cell>
          <table:table-cell office:value-type="float" office:value="475.321916576732">
            <text:p>475.3219165767</text:p>
          </table:table-cell>
          <table:table-cell office:value-type="float" office:value="472.522836243039">
            <text:p>472.522836243</text:p>
          </table:table-cell>
          <table:table-cell office:value-type="float" office:value="476.385515255417">
            <text:p>476.3855152554</text:p>
          </table:table-cell>
          <table:table-cell office:value-type="float" office:value="472.986486675358">
            <text:p>472.9864866754</text:p>
          </table:table-cell>
          <table:table-cell office:value-type="float" office:value="475.923495505447">
            <text:p>475.92349550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4.063923082345">
            <text:p>474.0639230823</text:p>
          </table:table-cell>
          <table:table-cell office:value-type="float" office:value="476.973612933455">
            <text:p>476.9736129335</text:p>
          </table:table-cell>
          <table:table-cell office:value-type="float" office:value="473.417112377721">
            <text:p>473.4171123777</text:p>
          </table:table-cell>
          <table:table-cell office:value-type="float" office:value="475.660512871816">
            <text:p>475.6605128718</text:p>
          </table:table-cell>
          <table:table-cell office:value-type="float" office:value="473.394618720931">
            <text:p>473.3946187209</text:p>
          </table:table-cell>
          <table:table-cell office:value-type="float" office:value="469.647781460965">
            <text:p>469.647781461</text:p>
          </table:table-cell>
          <table:table-cell office:value-type="float" office:value="471.11876806101">
            <text:p>471.118768061</text:p>
          </table:table-cell>
          <table:table-cell office:value-type="float" office:value="468.803198581629">
            <text:p>468.80319858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4.198820249511">
            <text:p>474.1988202495</text:p>
          </table:table-cell>
          <table:table-cell office:value-type="float" office:value="463.398537787274">
            <text:p>463.3985377873</text:p>
          </table:table-cell>
          <table:table-cell office:value-type="float" office:value="467.550419540492">
            <text:p>467.5504195405</text:p>
          </table:table-cell>
          <table:table-cell office:value-type="float" office:value="471.285133628644">
            <text:p>471.2851336286</text:p>
          </table:table-cell>
          <table:table-cell office:value-type="float" office:value="469.504675404529">
            <text:p>469.5046754045</text:p>
          </table:table-cell>
          <table:table-cell office:value-type="float" office:value="470.129576551454">
            <text:p>470.1295765515</text:p>
          </table:table-cell>
          <table:table-cell office:value-type="float" office:value="461.192253254594">
            <text:p>461.1922532546</text:p>
          </table:table-cell>
          <table:table-cell office:value-type="float" office:value="456.824622048104">
            <text:p>456.82462204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4.98981471154">
            <text:p>464.9898147115</text:p>
          </table:table-cell>
          <table:table-cell office:value-type="float" office:value="458.605151089797">
            <text:p>458.6051510898</text:p>
          </table:table-cell>
          <table:table-cell office:value-type="float" office:value="450.603318236443">
            <text:p>450.6033182364</text:p>
          </table:table-cell>
          <table:table-cell office:value-type="float" office:value="449.494476158598">
            <text:p>449.4944761586</text:p>
          </table:table-cell>
          <table:table-cell office:value-type="float" office:value="451.744686967492">
            <text:p>451.7446869675</text:p>
          </table:table-cell>
          <table:table-cell office:value-type="float" office:value="445.682229142192">
            <text:p>445.6822291422</text:p>
          </table:table-cell>
          <table:table-cell office:value-type="float" office:value="449.241346208764">
            <text:p>449.2413462088</text:p>
          </table:table-cell>
          <table:table-cell office:value-type="float" office:value="441.923681861026">
            <text:p>441.9236818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9.142971972416">
            <text:p>449.1429719724</text:p>
          </table:table-cell>
          <table:table-cell office:value-type="float" office:value="443.416052896799">
            <text:p>443.4160528968</text:p>
          </table:table-cell>
          <table:table-cell office:value-type="float" office:value="438.287452851417">
            <text:p>438.2874528514</text:p>
          </table:table-cell>
          <table:table-cell office:value-type="float" office:value="440.791080553">
            <text:p>440.791080553</text:p>
          </table:table-cell>
          <table:table-cell office:value-type="float" office:value="437.888576261421">
            <text:p>437.8885762614</text:p>
          </table:table-cell>
          <table:table-cell office:value-type="float" office:value="438.028835601125">
            <text:p>438.0288356011</text:p>
          </table:table-cell>
          <table:table-cell office:value-type="float" office:value="440.761320727012">
            <text:p>440.761320727</text:p>
          </table:table-cell>
          <table:table-cell office:value-type="float" office:value="444.912931099962">
            <text:p>444.91293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3.646564310887">
            <text:p>443.6465643109</text:p>
          </table:table-cell>
          <table:table-cell office:value-type="float" office:value="439.216254986456">
            <text:p>439.2162549865</text:p>
          </table:table-cell>
          <table:table-cell office:value-type="float" office:value="441.55058655282">
            <text:p>441.5505865528</text:p>
          </table:table-cell>
          <table:table-cell office:value-type="float" office:value="437.970370777478">
            <text:p>437.9703707775</text:p>
          </table:table-cell>
          <table:table-cell office:value-type="float" office:value="439.851100832248">
            <text:p>439.8511008322</text:p>
          </table:table-cell>
          <table:table-cell office:value-type="float" office:value="442.447338191656">
            <text:p>442.4473381917</text:p>
          </table:table-cell>
          <table:table-cell office:value-type="float" office:value="440.432747889293">
            <text:p>440.4327478893</text:p>
          </table:table-cell>
          <table:table-cell office:value-type="float" office:value="447.377063796968">
            <text:p>447.3770637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5.975770425725">
            <text:p>435.9757704257</text:p>
          </table:table-cell>
          <table:table-cell office:value-type="float" office:value="434.966686598279">
            <text:p>434.9666865983</text:p>
          </table:table-cell>
          <table:table-cell office:value-type="float" office:value="434.794671708906">
            <text:p>434.7946717089</text:p>
          </table:table-cell>
          <table:table-cell office:value-type="float" office:value="438.532012976105">
            <text:p>438.5320129761</text:p>
          </table:table-cell>
          <table:table-cell office:value-type="float" office:value="440.428209241908">
            <text:p>440.4282092419</text:p>
          </table:table-cell>
          <table:table-cell office:value-type="float" office:value="434.152811842379">
            <text:p>434.1528118424</text:p>
          </table:table-cell>
          <table:table-cell office:value-type="float" office:value="437.647030281141">
            <text:p>437.6470302811</text:p>
          </table:table-cell>
          <table:table-cell office:value-type="float" office:value="436.564848630016">
            <text:p>436.564848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27707359571">
            <text:p>230.2770735957</text:p>
          </table:table-cell>
          <table:table-cell office:value-type="float" office:value="162.14161754214">
            <text:p>162.1416175421</text:p>
          </table:table-cell>
          <table:table-cell office:value-type="float" office:value="65.749035684011">
            <text:p>65.749035684</text:p>
          </table:table-cell>
          <table:table-cell office:value-type="float" office:value="130.921205183641">
            <text:p>130.9212051836</text:p>
          </table:table-cell>
          <table:table-cell office:value-type="float" office:value="155.488620759959">
            <text:p>155.48862076</text:p>
          </table:table-cell>
          <table:table-cell office:value-type="float" office:value="231.352550318083">
            <text:p>231.3525503181</text:p>
          </table:table-cell>
          <table:table-cell office:value-type="float" office:value="198.373051322473">
            <text:p>198.3730513225</text:p>
          </table:table-cell>
          <table:table-cell office:value-type="float" office:value="89.723770384182">
            <text:p>89.72377038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6.907425842289">
            <text:p>276.9074258423</text:p>
          </table:table-cell>
          <table:table-cell office:value-type="float" office:value="36.9980834537304">
            <text:p>36.9980834537</text:p>
          </table:table-cell>
          <table:table-cell office:value-type="float" office:value="233.682325053846">
            <text:p>233.6823250538</text:p>
          </table:table-cell>
          <table:table-cell office:value-type="float" office:value="186.727687092896">
            <text:p>186.7276870929</text:p>
          </table:table-cell>
          <table:table-cell office:value-type="float" office:value="113.342421266801">
            <text:p>113.3424212668</text:p>
          </table:table-cell>
          <table:table-cell office:value-type="float" office:value="53.316777706616">
            <text:p>53.3167777066</text:p>
          </table:table-cell>
          <table:table-cell office:value-type="float" office:value="160.092457799508">
            <text:p>160.0924577995</text:p>
          </table:table-cell>
          <table:table-cell office:value-type="float" office:value="56.5342213091263">
            <text:p>56.53422130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4.371425734538">
            <text:p>234.3714257345</text:p>
          </table:table-cell>
          <table:table-cell office:value-type="float" office:value="99.6646545021532">
            <text:p>99.6646545022</text:p>
          </table:table-cell>
          <table:table-cell office:value-type="float" office:value="173.398044449358">
            <text:p>173.3980444494</text:p>
          </table:table-cell>
          <table:table-cell office:value-type="float" office:value="232.589469887182">
            <text:p>232.5894698872</text:p>
          </table:table-cell>
          <table:table-cell office:value-type="float" office:value="262.307751576332">
            <text:p>262.3077515763</text:p>
          </table:table-cell>
          <table:table-cell office:value-type="float" office:value="36.0366795554928">
            <text:p>36.0366795555</text:p>
          </table:table-cell>
          <table:table-cell office:value-type="float" office:value="173.409538789997">
            <text:p>173.40953879</text:p>
          </table:table-cell>
          <table:table-cell office:value-type="float" office:value="168.803176033583">
            <text:p>168.80317603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7.240865750249">
            <text:p>297.2408657503</text:p>
          </table:table-cell>
          <table:table-cell office:value-type="float" office:value="247.249859367111">
            <text:p>247.2498593671</text:p>
          </table:table-cell>
          <table:table-cell office:value-type="float" office:value="208.861301385541">
            <text:p>208.8613013855</text:p>
          </table:table-cell>
          <table:table-cell office:value-type="float" office:value="278.058923165686">
            <text:p>278.0589231657</text:p>
          </table:table-cell>
          <table:table-cell office:value-type="float" office:value="222.851186142417">
            <text:p>222.8511861424</text:p>
          </table:table-cell>
          <table:table-cell office:value-type="float" office:value="226.121129498282">
            <text:p>226.1211294983</text:p>
          </table:table-cell>
          <table:table-cell office:value-type="float" office:value="286.595168393536">
            <text:p>286.5951683935</text:p>
          </table:table-cell>
          <table:table-cell office:value-type="float" office:value="44.9186434246709">
            <text:p>44.91864342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0.075509686809">
            <text:p>220.0755096868</text:p>
          </table:table-cell>
          <table:table-cell office:value-type="float" office:value="162.107431054285">
            <text:p>162.1074310543</text:p>
          </table:table-cell>
          <table:table-cell office:value-type="float" office:value="232.301193798621">
            <text:p>232.3011937986</text:p>
          </table:table-cell>
          <table:table-cell office:value-type="float" office:value="262.849121839837">
            <text:p>262.8491218398</text:p>
          </table:table-cell>
          <table:table-cell office:value-type="float" office:value="281.581132543944">
            <text:p>281.5811325439</text:p>
          </table:table-cell>
          <table:table-cell office:value-type="float" office:value="286.585586078891">
            <text:p>286.5855860789</text:p>
          </table:table-cell>
          <table:table-cell office:value-type="float" office:value="317.279927131643">
            <text:p>317.2799271316</text:p>
          </table:table-cell>
          <table:table-cell office:value-type="float" office:value="264.804282317474">
            <text:p>264.80428231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4.773503897695">
            <text:p>214.7735038977</text:p>
          </table:table-cell>
          <table:table-cell office:value-type="float" office:value="34.107306937853">
            <text:p>34.1073069379</text:p>
          </table:table-cell>
          <table:table-cell office:value-type="float" office:value="269.495029279117">
            <text:p>269.4950292791</text:p>
          </table:table-cell>
          <table:table-cell office:value-type="float" office:value="224.333627763648">
            <text:p>224.3336277636</text:p>
          </table:table-cell>
          <table:table-cell office:value-type="float" office:value="205.840472933274">
            <text:p>205.8404729333</text:p>
          </table:table-cell>
          <table:table-cell office:value-type="float" office:value="43.2651899149458">
            <text:p>43.2651899149</text:p>
          </table:table-cell>
          <table:table-cell office:value-type="float" office:value="259.061763113592">
            <text:p>259.0617631136</text:p>
          </table:table-cell>
          <table:table-cell office:value-type="float" office:value="216.428256720073">
            <text:p>216.42825672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3.273699834522">
            <text:p>263.2736998345</text:p>
          </table:table-cell>
          <table:table-cell office:value-type="float" office:value="253.243810038417">
            <text:p>253.2438100384</text:p>
          </table:table-cell>
          <table:table-cell office:value-type="float" office:value="185.607154708676">
            <text:p>185.6071547087</text:p>
          </table:table-cell>
          <table:table-cell office:value-type="float" office:value="41.0664790098142">
            <text:p>41.0664790098</text:p>
          </table:table-cell>
          <table:table-cell office:value-type="float" office:value="186.253934339233">
            <text:p>186.2539343392</text:p>
          </table:table-cell>
          <table:table-cell office:value-type="float" office:value="163.20760977916">
            <text:p>163.2076097792</text:p>
          </table:table-cell>
          <table:table-cell office:value-type="float" office:value="180.839821678195">
            <text:p>180.8398216782</text:p>
          </table:table-cell>
          <table:table-cell office:value-type="float" office:value="246.576467188216">
            <text:p>246.57646718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8.017320354556">
            <text:p>178.0173203546</text:p>
          </table:table-cell>
          <table:table-cell office:value-type="float" office:value="149.481126618753">
            <text:p>149.4811266188</text:p>
          </table:table-cell>
          <table:table-cell office:value-type="float" office:value="254.427795352122">
            <text:p>254.4277953521</text:p>
          </table:table-cell>
          <table:table-cell office:value-type="float" office:value="199.278215796926">
            <text:p>199.2782157969</text:p>
          </table:table-cell>
          <table:table-cell office:value-type="float" office:value="242.70758525486">
            <text:p>242.7075852549</text:p>
          </table:table-cell>
          <table:table-cell office:value-type="float" office:value="289.8504442648">
            <text:p>289.8504442648</text:p>
          </table:table-cell>
          <table:table-cell office:value-type="float" office:value="151.175310294156">
            <text:p>151.1753102942</text:p>
          </table:table-cell>
          <table:table-cell office:value-type="float" office:value="204.866756621579">
            <text:p>204.86675662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.410993300796">
            <text:p>227.4109933008</text:p>
          </table:table-cell>
          <table:table-cell office:value-type="float" office:value="60.0350943827427">
            <text:p>60.0350943827</text:p>
          </table:table-cell>
          <table:table-cell office:value-type="float" office:value="164.368256379734">
            <text:p>164.3682563797</text:p>
          </table:table-cell>
          <table:table-cell office:value-type="float" office:value="61.9012562850288">
            <text:p>61.901256285</text:p>
          </table:table-cell>
          <table:table-cell office:value-type="float" office:value="63.2838357142007">
            <text:p>63.2838357142</text:p>
          </table:table-cell>
          <table:table-cell office:value-type="float" office:value="71.6736396053139">
            <text:p>71.6736396053</text:p>
          </table:table-cell>
          <table:table-cell office:value-type="float" office:value="89.7084013512443">
            <text:p>89.7084013512</text:p>
          </table:table-cell>
          <table:table-cell office:value-type="float" office:value="93.0328954244283">
            <text:p>93.03289542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9.089118890097">
            <text:p>209.0891188901</text:p>
          </table:table-cell>
          <table:table-cell office:value-type="float" office:value="196.415925403533">
            <text:p>196.4159254035</text:p>
          </table:table-cell>
          <table:table-cell office:value-type="float" office:value="54.3458396561936">
            <text:p>54.3458396562</text:p>
          </table:table-cell>
          <table:table-cell office:value-type="float" office:value="64.9275282797755">
            <text:p>64.9275282798</text:p>
          </table:table-cell>
          <table:table-cell office:value-type="float" office:value="229.724093427986">
            <text:p>229.724093428</text:p>
          </table:table-cell>
          <table:table-cell office:value-type="float" office:value="176.844451752162">
            <text:p>176.8444517522</text:p>
          </table:table-cell>
          <table:table-cell office:value-type="float" office:value="81.0384946616639">
            <text:p>81.0384946617</text:p>
          </table:table-cell>
          <table:table-cell office:value-type="float" office:value="97.7958206643965">
            <text:p>97.79582066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6.645182699134">
            <text:p>176.6451826991</text:p>
          </table:table-cell>
          <table:table-cell office:value-type="float" office:value="60.0817285128013">
            <text:p>60.0817285128</text:p>
          </table:table-cell>
          <table:table-cell office:value-type="float" office:value="71.1718882106349">
            <text:p>71.1718882106</text:p>
          </table:table-cell>
          <table:table-cell office:value-type="float" office:value="79.4593321264739">
            <text:p>79.4593321265</text:p>
          </table:table-cell>
          <table:table-cell office:value-type="float" office:value="81.9279058801249">
            <text:p>81.9279058801</text:p>
          </table:table-cell>
          <table:table-cell office:value-type="float" office:value="79.6441918963575">
            <text:p>79.6441918964</text:p>
          </table:table-cell>
          <table:table-cell office:value-type="float" office:value="84.0766191592775">
            <text:p>84.0766191593</text:p>
          </table:table-cell>
          <table:table-cell office:value-type="float" office:value="97.6410507838247">
            <text:p>97.64105078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7.96345018738">
            <text:p>137.9634501874</text:p>
          </table:table-cell>
          <table:table-cell office:value-type="float" office:value="73.8162517983979">
            <text:p>73.8162517984</text:p>
          </table:table-cell>
          <table:table-cell office:value-type="float" office:value="87.6419549972242">
            <text:p>87.6419549972</text:p>
          </table:table-cell>
          <table:table-cell office:value-type="float" office:value="94.1998363500228">
            <text:p>94.19983635</text:p>
          </table:table-cell>
          <table:table-cell office:value-type="float" office:value="97.6044671434879">
            <text:p>97.6044671435</text:p>
          </table:table-cell>
          <table:table-cell office:value-type="float" office:value="101.932081292799">
            <text:p>101.9320812928</text:p>
          </table:table-cell>
          <table:table-cell office:value-type="float" office:value="108.174479845886">
            <text:p>108.1744798459</text:p>
          </table:table-cell>
          <table:table-cell office:value-type="float" office:value="108.545530520433">
            <text:p>108.54553052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.2180587887787">
            <text:p>89.2180587888</text:p>
          </table:table-cell>
          <table:table-cell office:value-type="float" office:value="98.1918041773213">
            <text:p>98.1918041773</text:p>
          </table:table-cell>
          <table:table-cell office:value-type="float" office:value="107.188225241708">
            <text:p>107.1882252417</text:p>
          </table:table-cell>
          <table:table-cell office:value-type="float" office:value="102.455449498761">
            <text:p>102.4554494988</text:p>
          </table:table-cell>
          <table:table-cell office:value-type="float" office:value="103.476858332289">
            <text:p>103.4768583323</text:p>
          </table:table-cell>
          <table:table-cell office:value-type="float" office:value="105.098693234371">
            <text:p>105.0986932344</text:p>
          </table:table-cell>
          <table:table-cell office:value-type="float" office:value="107.729293422353">
            <text:p>107.7292934224</text:p>
          </table:table-cell>
          <table:table-cell office:value-type="float" office:value="108.515489778394">
            <text:p>108.51548977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.3966674438608">
            <text:p>99.3966674439</text:p>
          </table:table-cell>
          <table:table-cell office:value-type="float" office:value="116.709917482102">
            <text:p>116.7099174821</text:p>
          </table:table-cell>
          <table:table-cell office:value-type="float" office:value="122.299984091213">
            <text:p>122.2999840912</text:p>
          </table:table-cell>
          <table:table-cell office:value-type="float" office:value="120.154452002467">
            <text:p>120.1544520025</text:p>
          </table:table-cell>
          <table:table-cell office:value-type="float" office:value="118.760346343986">
            <text:p>118.760346344</text:p>
          </table:table-cell>
          <table:table-cell office:value-type="float" office:value="116.764116134353">
            <text:p>116.7641161344</text:p>
          </table:table-cell>
          <table:table-cell office:value-type="float" office:value="120.235911606888">
            <text:p>120.2359116069</text:p>
          </table:table-cell>
          <table:table-cell office:value-type="float" office:value="125.149098195011">
            <text:p>125.1490981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6.749619215277">
            <text:p>116.7496192153</text:p>
          </table:table-cell>
          <table:table-cell office:value-type="float" office:value="125.788334100039">
            <text:p>125.7883341</text:p>
          </table:table-cell>
          <table:table-cell office:value-type="float" office:value="124.011054284762">
            <text:p>124.0110542848</text:p>
          </table:table-cell>
          <table:table-cell office:value-type="float" office:value="126.824327644658">
            <text:p>126.8243276447</text:p>
          </table:table-cell>
          <table:table-cell office:value-type="float" office:value="121.005717764028">
            <text:p>121.005717764</text:p>
          </table:table-cell>
          <table:table-cell office:value-type="float" office:value="123.754392816126">
            <text:p>123.7543928161</text:p>
          </table:table-cell>
          <table:table-cell office:value-type="float" office:value="136.804275500563">
            <text:p>136.8042755006</text:p>
          </table:table-cell>
          <table:table-cell office:value-type="float" office:value="138.253460815752">
            <text:p>138.25346081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5.304229949329">
            <text:p>145.3042299493</text:p>
          </table:table-cell>
          <table:table-cell office:value-type="float" office:value="142.271058406708">
            <text:p>142.2710584067</text:p>
          </table:table-cell>
          <table:table-cell office:value-type="float" office:value="145.991961760876">
            <text:p>145.9919617609</text:p>
          </table:table-cell>
          <table:table-cell office:value-type="float" office:value="145.267840342411">
            <text:p>145.2678403424</text:p>
          </table:table-cell>
          <table:table-cell office:value-type="float" office:value="148.931142169201">
            <text:p>148.9311421692</text:p>
          </table:table-cell>
          <table:table-cell office:value-type="float" office:value="156.426044817856">
            <text:p>156.4260448179</text:p>
          </table:table-cell>
          <table:table-cell office:value-type="float" office:value="163.862150689925">
            <text:p>163.8621506899</text:p>
          </table:table-cell>
          <table:table-cell office:value-type="float" office:value="162.307911576001">
            <text:p>162.3079115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.235648235524">
            <text:p>262.2356482355</text:p>
          </table:table-cell>
          <table:table-cell office:value-type="float" office:value="289.475529158634">
            <text:p>289.4755291586</text:p>
          </table:table-cell>
          <table:table-cell office:value-type="float" office:value="289.800945390085">
            <text:p>289.8009453901</text:p>
          </table:table-cell>
          <table:table-cell office:value-type="float" office:value="292.186271579148">
            <text:p>292.1862715791</text:p>
          </table:table-cell>
          <table:table-cell office:value-type="float" office:value="290.197771145545">
            <text:p>290.1977711455</text:p>
          </table:table-cell>
          <table:table-cell office:value-type="float" office:value="287.154762749758">
            <text:p>287.1547627498</text:p>
          </table:table-cell>
          <table:table-cell office:value-type="float" office:value="287.590393203888">
            <text:p>287.5903932039</text:p>
          </table:table-cell>
          <table:table-cell office:value-type="float" office:value="298.251975640731">
            <text:p>298.25197564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8.127782536892">
            <text:p>318.1277825369</text:p>
          </table:table-cell>
          <table:table-cell office:value-type="float" office:value="310.185918548689">
            <text:p>310.1859185487</text:p>
          </table:table-cell>
          <table:table-cell office:value-type="float" office:value="300.906702624935">
            <text:p>300.9067026249</text:p>
          </table:table-cell>
          <table:table-cell office:value-type="float" office:value="322.839613732334">
            <text:p>322.8396137323</text:p>
          </table:table-cell>
          <table:table-cell office:value-type="float" office:value="307.044980803463">
            <text:p>307.0449808035</text:p>
          </table:table-cell>
          <table:table-cell office:value-type="float" office:value="319.571183044569">
            <text:p>319.5711830446</text:p>
          </table:table-cell>
          <table:table-cell office:value-type="float" office:value="315.23399496894">
            <text:p>315.2339949689</text:p>
          </table:table-cell>
          <table:table-cell office:value-type="float" office:value="316.929323906929">
            <text:p>316.92932390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1.643915578005">
            <text:p>321.643915578</text:p>
          </table:table-cell>
          <table:table-cell office:value-type="float" office:value="326.394842034413">
            <text:p>326.3948420344</text:p>
          </table:table-cell>
          <table:table-cell office:value-type="float" office:value="324.92654897586">
            <text:p>324.9265489759</text:p>
          </table:table-cell>
          <table:table-cell office:value-type="float" office:value="332.799957058057">
            <text:p>332.7999570581</text:p>
          </table:table-cell>
          <table:table-cell office:value-type="float" office:value="334.09194754882">
            <text:p>334.0919475488</text:p>
          </table:table-cell>
          <table:table-cell office:value-type="float" office:value="348.544799540279">
            <text:p>348.5447995403</text:p>
          </table:table-cell>
          <table:table-cell office:value-type="float" office:value="356.009280209863">
            <text:p>356.0092802099</text:p>
          </table:table-cell>
          <table:table-cell office:value-type="float" office:value="365.31663901658">
            <text:p>365.31663901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4.975996003845">
            <text:p>344.9759960038</text:p>
          </table:table-cell>
          <table:table-cell office:value-type="float" office:value="341.608783257819">
            <text:p>341.6087832578</text:p>
          </table:table-cell>
          <table:table-cell office:value-type="float" office:value="340.154825776297">
            <text:p>340.1548257763</text:p>
          </table:table-cell>
          <table:table-cell office:value-type="float" office:value="351.448992815555">
            <text:p>351.4489928156</text:p>
          </table:table-cell>
          <table:table-cell office:value-type="float" office:value="379.290990594369">
            <text:p>379.2909905944</text:p>
          </table:table-cell>
          <table:table-cell office:value-type="float" office:value="387.545589243538">
            <text:p>387.5455892435</text:p>
          </table:table-cell>
          <table:table-cell office:value-type="float" office:value="369.755303621393">
            <text:p>369.7553036214</text:p>
          </table:table-cell>
          <table:table-cell office:value-type="float" office:value="415.359699282481">
            <text:p>415.35969928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5.802149395194">
            <text:p>415.8021493952</text:p>
          </table:table-cell>
          <table:table-cell office:value-type="float" office:value="406.35596326078">
            <text:p>406.3559632608</text:p>
          </table:table-cell>
          <table:table-cell office:value-type="float" office:value="397.527053607215">
            <text:p>397.5270536072</text:p>
          </table:table-cell>
          <table:table-cell office:value-type="float" office:value="378.558105611955">
            <text:p>378.558105612</text:p>
          </table:table-cell>
          <table:table-cell office:value-type="float" office:value="418.530967303412">
            <text:p>418.5309673034</text:p>
          </table:table-cell>
          <table:table-cell office:value-type="float" office:value="414.267476771525">
            <text:p>414.2674767715</text:p>
          </table:table-cell>
          <table:table-cell office:value-type="float" office:value="422.684635672458">
            <text:p>422.6846356725</text:p>
          </table:table-cell>
          <table:table-cell office:value-type="float" office:value="427.291678646966">
            <text:p>427.2916786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7.732621978886">
            <text:p>427.7326219789</text:p>
          </table:table-cell>
          <table:table-cell office:value-type="float" office:value="412.995261631896">
            <text:p>412.9952616319</text:p>
          </table:table-cell>
          <table:table-cell office:value-type="float" office:value="434.269351304915">
            <text:p>434.2693513049</text:p>
          </table:table-cell>
          <table:table-cell office:value-type="float" office:value="428.484254010396">
            <text:p>428.4842540104</text:p>
          </table:table-cell>
          <table:table-cell office:value-type="float" office:value="445.773861062183">
            <text:p>445.7738610622</text:p>
          </table:table-cell>
          <table:table-cell office:value-type="float" office:value="426.819822362795">
            <text:p>426.8198223628</text:p>
          </table:table-cell>
          <table:table-cell office:value-type="float" office:value="432.938829970922">
            <text:p>432.9388299709</text:p>
          </table:table-cell>
          <table:table-cell office:value-type="float" office:value="436.880933557219">
            <text:p>436.88093355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9.831111987249">
            <text:p>459.8311119872</text:p>
          </table:table-cell>
          <table:table-cell office:value-type="float" office:value="456.458444433161">
            <text:p>456.4584444332</text:p>
          </table:table-cell>
          <table:table-cell office:value-type="float" office:value="455.863541188734">
            <text:p>455.8635411887</text:p>
          </table:table-cell>
          <table:table-cell office:value-type="float" office:value="473.960297142903">
            <text:p>473.9602971429</text:p>
          </table:table-cell>
          <table:table-cell office:value-type="float" office:value="452.957960679243">
            <text:p>452.9579606792</text:p>
          </table:table-cell>
          <table:table-cell office:value-type="float" office:value="465.182916230684">
            <text:p>465.1829162307</text:p>
          </table:table-cell>
          <table:table-cell office:value-type="float" office:value="455.763207082167">
            <text:p>455.7632070822</text:p>
          </table:table-cell>
          <table:table-cell office:value-type="float" office:value="441.803778730182">
            <text:p>441.80377873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2.890746817069">
            <text:p>452.8907468171</text:p>
          </table:table-cell>
          <table:table-cell office:value-type="float" office:value="505.442281505567">
            <text:p>505.4422815056</text:p>
          </table:table-cell>
          <table:table-cell office:value-type="float" office:value="483.808503675008">
            <text:p>483.808503675</text:p>
          </table:table-cell>
          <table:table-cell office:value-type="float" office:value="476.717226425287">
            <text:p>476.7172264253</text:p>
          </table:table-cell>
          <table:table-cell office:value-type="float" office:value="486.74020608807">
            <text:p>486.7402060881</text:p>
          </table:table-cell>
          <table:table-cell office:value-type="float" office:value="477.726852901211">
            <text:p>477.7268529012</text:p>
          </table:table-cell>
          <table:table-cell office:value-type="float" office:value="464.29282505143">
            <text:p>464.2928250514</text:p>
          </table:table-cell>
          <table:table-cell office:value-type="float" office:value="464.875274335848">
            <text:p>464.875274335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1.308438729734">
            <text:p>361.3084387297</text:p>
          </table:table-cell>
          <table:table-cell office:value-type="float" office:value="249.635051116683">
            <text:p>249.6350511167</text:p>
          </table:table-cell>
          <table:table-cell office:value-type="float" office:value="311.310085919736">
            <text:p>311.3100859197</text:p>
          </table:table-cell>
          <table:table-cell office:value-type="float" office:value="334.265263048815">
            <text:p>334.2652630488</text:p>
          </table:table-cell>
          <table:table-cell office:value-type="float" office:value="342.536634052198">
            <text:p>342.5366340522</text:p>
          </table:table-cell>
          <table:table-cell office:value-type="float" office:value="355.472521175338">
            <text:p>355.4725211753</text:p>
          </table:table-cell>
          <table:table-cell office:value-type="float" office:value="326.718805666214">
            <text:p>326.7188056662</text:p>
          </table:table-cell>
          <table:table-cell office:value-type="float" office:value="330.407628983929">
            <text:p>330.40762898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8.583871369591">
            <text:p>358.5838713696</text:p>
          </table:table-cell>
          <table:table-cell office:value-type="float" office:value="333.379631847989">
            <text:p>333.379631848</text:p>
          </table:table-cell>
          <table:table-cell office:value-type="float" office:value="263.17801155651">
            <text:p>263.1780115565</text:p>
          </table:table-cell>
          <table:table-cell office:value-type="float" office:value="330.439800123363">
            <text:p>330.4398001234</text:p>
          </table:table-cell>
          <table:table-cell office:value-type="float" office:value="336.376036760732">
            <text:p>336.3760367607</text:p>
          </table:table-cell>
          <table:table-cell office:value-type="float" office:value="323.222997899872">
            <text:p>323.2229978999</text:p>
          </table:table-cell>
          <table:table-cell office:value-type="float" office:value="359.386860277079">
            <text:p>359.3868602771</text:p>
          </table:table-cell>
          <table:table-cell office:value-type="float" office:value="387.771194101908">
            <text:p>387.7711941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3.874878278863">
            <text:p>353.8748782789</text:p>
          </table:table-cell>
          <table:table-cell office:value-type="float" office:value="358.707383896099">
            <text:p>358.7073838961</text:p>
          </table:table-cell>
          <table:table-cell office:value-type="float" office:value="369.108559989214">
            <text:p>369.1085599892</text:p>
          </table:table-cell>
          <table:table-cell office:value-type="float" office:value="369.316614293013">
            <text:p>369.316614293</text:p>
          </table:table-cell>
          <table:table-cell office:value-type="float" office:value="378.690464031242">
            <text:p>378.6904640312</text:p>
          </table:table-cell>
          <table:table-cell office:value-type="float" office:value="428.140688891034">
            <text:p>428.140688891</text:p>
          </table:table-cell>
          <table:table-cell office:value-type="float" office:value="384.324414125141">
            <text:p>384.3244141251</text:p>
          </table:table-cell>
          <table:table-cell office:value-type="float" office:value="352.098729140254">
            <text:p>352.09872914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2.442663485398">
            <text:p>332.4426634854</text:p>
          </table:table-cell>
          <table:table-cell office:value-type="float" office:value="445.805317301426">
            <text:p>445.8053173014</text:p>
          </table:table-cell>
          <table:table-cell office:value-type="float" office:value="419.574334181504">
            <text:p>419.5743341815</text:p>
          </table:table-cell>
          <table:table-cell office:value-type="float" office:value="377.66472878809">
            <text:p>377.6647287881</text:p>
          </table:table-cell>
          <table:table-cell office:value-type="float" office:value="469.654746780938">
            <text:p>469.6547467809</text:p>
          </table:table-cell>
          <table:table-cell office:value-type="float" office:value="505.276861290096">
            <text:p>505.2768612901</text:p>
          </table:table-cell>
          <table:table-cell office:value-type="float" office:value="496.059158582654">
            <text:p>496.0591585827</text:p>
          </table:table-cell>
          <table:table-cell office:value-type="float" office:value="471.587386706036">
            <text:p>471.5873867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9.686743337951">
            <text:p>449.686743338</text:p>
          </table:table-cell>
          <table:table-cell office:value-type="float" office:value="466.48545181143">
            <text:p>466.4854518114</text:p>
          </table:table-cell>
          <table:table-cell office:value-type="float" office:value="465.18813699236">
            <text:p>465.1881369924</text:p>
          </table:table-cell>
          <table:table-cell office:value-type="float" office:value="326.094123147563">
            <text:p>326.0941231476</text:p>
          </table:table-cell>
          <table:table-cell office:value-type="float" office:value="432.721626409039">
            <text:p>432.721626409</text:p>
          </table:table-cell>
          <table:table-cell office:value-type="float" office:value="517.503347616378">
            <text:p>517.5033476164</text:p>
          </table:table-cell>
          <table:table-cell office:value-type="float" office:value="520.631478240289">
            <text:p>520.6314782403</text:p>
          </table:table-cell>
          <table:table-cell office:value-type="float" office:value="456.021838285858">
            <text:p>456.02183828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2.332974686193">
            <text:p>582.3329746862</text:p>
          </table:table-cell>
          <table:table-cell office:value-type="float" office:value="441.623806873411">
            <text:p>441.6238068734</text:p>
          </table:table-cell>
          <table:table-cell office:value-type="float" office:value="512.088825858445">
            <text:p>512.0888258584</text:p>
          </table:table-cell>
          <table:table-cell office:value-type="float" office:value="554.309004151085">
            <text:p>554.3090041511</text:p>
          </table:table-cell>
          <table:table-cell office:value-type="float" office:value="459.968993960651">
            <text:p>459.9689939607</text:p>
          </table:table-cell>
          <table:table-cell office:value-type="float" office:value="501.70952088034">
            <text:p>501.7095208803</text:p>
          </table:table-cell>
          <table:table-cell office:value-type="float" office:value="563.355759418455">
            <text:p>563.3557594185</text:p>
          </table:table-cell>
          <table:table-cell office:value-type="float" office:value="577.424278726584">
            <text:p>577.42427872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7.829080132665">
            <text:p>607.8290801327</text:p>
          </table:table-cell>
          <table:table-cell office:value-type="float" office:value="608.012846368066">
            <text:p>608.0128463681</text:p>
          </table:table-cell>
          <table:table-cell office:value-type="float" office:value="639.369670388192">
            <text:p>639.3696703882</text:p>
          </table:table-cell>
          <table:table-cell office:value-type="float" office:value="611.937092762201">
            <text:p>611.9370927622</text:p>
          </table:table-cell>
          <table:table-cell office:value-type="float" office:value="669.506092908402">
            <text:p>669.5060929084</text:p>
          </table:table-cell>
          <table:table-cell office:value-type="float" office:value="626.895477319388">
            <text:p>626.8954773194</text:p>
          </table:table-cell>
          <table:table-cell office:value-type="float" office:value="595.993961422278">
            <text:p>595.9939614223</text:p>
          </table:table-cell>
          <table:table-cell office:value-type="float" office:value="586.993716667885">
            <text:p>586.99371666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2.128967796265">
            <text:p>732.1289677963</text:p>
          </table:table-cell>
          <table:table-cell office:value-type="float" office:value="763.092088425468">
            <text:p>763.0920884255</text:p>
          </table:table-cell>
          <table:table-cell office:value-type="float" office:value="823.621163964621">
            <text:p>823.6211639646</text:p>
          </table:table-cell>
          <table:table-cell office:value-type="float" office:value="726.807255883171">
            <text:p>726.8072558832</text:p>
          </table:table-cell>
          <table:table-cell office:value-type="float" office:value="676.487973456752">
            <text:p>676.4879734568</text:p>
          </table:table-cell>
          <table:table-cell office:value-type="float" office:value="555.882483012406">
            <text:p>555.8824830124</text:p>
          </table:table-cell>
          <table:table-cell office:value-type="float" office:value="567.816982943557">
            <text:p>567.8169829436</text:p>
          </table:table-cell>
          <table:table-cell office:value-type="float" office:value="606.237919153838">
            <text:p>606.237919153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3.164476970775">
            <text:p>443.1644769708</text:p>
          </table:table-cell>
          <table:table-cell office:value-type="float" office:value="442.733233697255">
            <text:p>442.7332336973</text:p>
          </table:table-cell>
          <table:table-cell office:value-type="float" office:value="441.451352494966">
            <text:p>441.451352495</text:p>
          </table:table-cell>
          <table:table-cell office:value-type="float" office:value="442.025698271331">
            <text:p>442.0256982713</text:p>
          </table:table-cell>
          <table:table-cell office:value-type="float" office:value="437.58898109743">
            <text:p>437.5889810974</text:p>
          </table:table-cell>
          <table:table-cell office:value-type="float" office:value="442.095843939253">
            <text:p>442.0958439393</text:p>
          </table:table-cell>
          <table:table-cell office:value-type="float" office:value="436.984683979886">
            <text:p>436.9846839799</text:p>
          </table:table-cell>
          <table:table-cell office:value-type="float" office:value="442.772100113905">
            <text:p>442.77210011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3.408708999882">
            <text:p>443.4087089999</text:p>
          </table:table-cell>
          <table:table-cell office:value-type="float" office:value="442.788008220907">
            <text:p>442.7880082209</text:p>
          </table:table-cell>
          <table:table-cell office:value-type="float" office:value="443.372742022567">
            <text:p>443.3727420226</text:p>
          </table:table-cell>
          <table:table-cell office:value-type="float" office:value="440.946025567543">
            <text:p>440.9460255675</text:p>
          </table:table-cell>
          <table:table-cell office:value-type="float" office:value="439.605947799621">
            <text:p>439.6059477996</text:p>
          </table:table-cell>
          <table:table-cell office:value-type="float" office:value="435.773705378905">
            <text:p>435.7737053789</text:p>
          </table:table-cell>
          <table:table-cell office:value-type="float" office:value="438.158696058265">
            <text:p>438.1586960583</text:p>
          </table:table-cell>
          <table:table-cell office:value-type="float" office:value="441.385550311629">
            <text:p>441.38555031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9.790569136083">
            <text:p>439.7905691361</text:p>
          </table:table-cell>
          <table:table-cell office:value-type="float" office:value="436.950302566477">
            <text:p>436.9503025665</text:p>
          </table:table-cell>
          <table:table-cell office:value-type="float" office:value="440.565338910552">
            <text:p>440.5653389106</text:p>
          </table:table-cell>
          <table:table-cell office:value-type="float" office:value="441.599300027476">
            <text:p>441.5993000275</text:p>
          </table:table-cell>
          <table:table-cell office:value-type="float" office:value="438.815275115907">
            <text:p>438.8152751159</text:p>
          </table:table-cell>
          <table:table-cell office:value-type="float" office:value="441.842122409617">
            <text:p>441.8421224096</text:p>
          </table:table-cell>
          <table:table-cell office:value-type="float" office:value="443.209351257015">
            <text:p>443.209351257</text:p>
          </table:table-cell>
          <table:table-cell office:value-type="float" office:value="434.871275506549">
            <text:p>434.87127550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2.378355327018">
            <text:p>442.378355327</text:p>
          </table:table-cell>
          <table:table-cell office:value-type="float" office:value="443.109881753581">
            <text:p>443.1098817536</text:p>
          </table:table-cell>
          <table:table-cell office:value-type="float" office:value="434.192226916803">
            <text:p>434.1922269168</text:p>
          </table:table-cell>
          <table:table-cell office:value-type="float" office:value="427.872544738441">
            <text:p>427.8725447384</text:p>
          </table:table-cell>
          <table:table-cell office:value-type="float" office:value="423.580221040951">
            <text:p>423.580221041</text:p>
          </table:table-cell>
          <table:table-cell office:value-type="float" office:value="414.69029157626">
            <text:p>414.6902915763</text:p>
          </table:table-cell>
          <table:table-cell office:value-type="float" office:value="411.733845462238">
            <text:p>411.7338454622</text:p>
          </table:table-cell>
          <table:table-cell office:value-type="float" office:value="406.627060547724">
            <text:p>406.627060547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6.237857002407">
            <text:p>416.2378570024</text:p>
          </table:table-cell>
          <table:table-cell office:value-type="float" office:value="418.957084739086">
            <text:p>418.9570847391</text:p>
          </table:table-cell>
          <table:table-cell office:value-type="float" office:value="411.621278906458">
            <text:p>411.6212789065</text:p>
          </table:table-cell>
          <table:table-cell office:value-type="float" office:value="405.882962864797">
            <text:p>405.8829628648</text:p>
          </table:table-cell>
          <table:table-cell office:value-type="float" office:value="401.023966865121">
            <text:p>401.0239668651</text:p>
          </table:table-cell>
          <table:table-cell office:value-type="float" office:value="403.685489584725">
            <text:p>403.6854895847</text:p>
          </table:table-cell>
          <table:table-cell office:value-type="float" office:value="411.232893551803">
            <text:p>411.2328935518</text:p>
          </table:table-cell>
          <table:table-cell office:value-type="float" office:value="417.379018923946">
            <text:p>417.37901892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0.539688642861">
            <text:p>410.5396886429</text:p>
          </table:table-cell>
          <table:table-cell office:value-type="float" office:value="426.628965237364">
            <text:p>426.6289652374</text:p>
          </table:table-cell>
          <table:table-cell office:value-type="float" office:value="420.631519814111">
            <text:p>420.6315198141</text:p>
          </table:table-cell>
          <table:table-cell office:value-type="float" office:value="421.905207206344">
            <text:p>421.9052072063</text:p>
          </table:table-cell>
          <table:table-cell office:value-type="float" office:value="420.873320482359">
            <text:p>420.8733204824</text:p>
          </table:table-cell>
          <table:table-cell office:value-type="float" office:value="417.093355191164">
            <text:p>417.0933551912</text:p>
          </table:table-cell>
          <table:table-cell office:value-type="float" office:value="416.647517507949">
            <text:p>416.6475175079</text:p>
          </table:table-cell>
          <table:table-cell office:value-type="float" office:value="418.061515852188">
            <text:p>418.06151585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2.329130943218">
            <text:p>412.3291309432</text:p>
          </table:table-cell>
          <table:table-cell office:value-type="float" office:value="414.966741493934">
            <text:p>414.9667414939</text:p>
          </table:table-cell>
          <table:table-cell office:value-type="float" office:value="411.678161537023">
            <text:p>411.678161537</text:p>
          </table:table-cell>
          <table:table-cell office:value-type="float" office:value="410.029214093062">
            <text:p>410.0292140931</text:p>
          </table:table-cell>
          <table:table-cell office:value-type="float" office:value="414.670732962661">
            <text:p>414.6707329627</text:p>
          </table:table-cell>
          <table:table-cell office:value-type="float" office:value="414.513017903476">
            <text:p>414.5130179035</text:p>
          </table:table-cell>
          <table:table-cell office:value-type="float" office:value="412.291547662603">
            <text:p>412.2915476626</text:p>
          </table:table-cell>
          <table:table-cell office:value-type="float" office:value="413.008173773347">
            <text:p>413.00817377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9.580674716192">
            <text:p>419.5806747162</text:p>
          </table:table-cell>
          <table:table-cell office:value-type="float" office:value="419.892321650965">
            <text:p>419.892321651</text:p>
          </table:table-cell>
          <table:table-cell office:value-type="float" office:value="420.328161224159">
            <text:p>420.3281612242</text:p>
          </table:table-cell>
          <table:table-cell office:value-type="float" office:value="419.134894839966">
            <text:p>419.13489484</text:p>
          </table:table-cell>
          <table:table-cell office:value-type="float" office:value="417.256840548791">
            <text:p>417.2568405488</text:p>
          </table:table-cell>
          <table:table-cell office:value-type="float" office:value="414.853796067904">
            <text:p>414.8537960679</text:p>
          </table:table-cell>
          <table:table-cell office:value-type="float" office:value="399.919513428731">
            <text:p>399.9195134287</text:p>
          </table:table-cell>
          <table:table-cell office:value-type="float" office:value="410.247096628094">
            <text:p>410.24709662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93.46662">
            <text:p>1293.46662</text:p>
          </table:table-cell>
          <table:table-cell office:value-type="float" office:value="1254.111375">
            <text:p>1254.111375</text:p>
          </table:table-cell>
          <table:table-cell office:value-type="float" office:value="1226.202984">
            <text:p>1226.202984</text:p>
          </table:table-cell>
          <table:table-cell office:value-type="float" office:value="1242.03105">
            <text:p>1242.03105</text:p>
          </table:table-cell>
          <table:table-cell office:value-type="float" office:value="1257.868481">
            <text:p>1257.868481</text:p>
          </table:table-cell>
          <table:table-cell office:value-type="float" office:value="1267.76905">
            <text:p>1267.76905</text:p>
          </table:table-cell>
          <table:table-cell office:value-type="float" office:value="1276.188833">
            <text:p>1276.188833</text:p>
          </table:table-cell>
          <table:table-cell office:value-type="float" office:value="1278.488022">
            <text:p>1278.488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7.704726">
            <text:p>1307.704726</text:p>
          </table:table-cell>
          <table:table-cell office:value-type="float" office:value="1263.68162">
            <text:p>1263.68162</text:p>
          </table:table-cell>
          <table:table-cell office:value-type="float" office:value="1245.334511">
            <text:p>1245.334511</text:p>
          </table:table-cell>
          <table:table-cell office:value-type="float" office:value="1227.978242">
            <text:p>1227.978242</text:p>
          </table:table-cell>
          <table:table-cell office:value-type="float" office:value="1251.063392">
            <text:p>1251.063392</text:p>
          </table:table-cell>
          <table:table-cell office:value-type="float" office:value="1263.485105">
            <text:p>1263.485105</text:p>
          </table:table-cell>
          <table:table-cell office:value-type="float" office:value="1266.032065">
            <text:p>1266.032065</text:p>
          </table:table-cell>
          <table:table-cell office:value-type="float" office:value="1276.188833">
            <text:p>1276.1888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22.260852">
            <text:p>1322.260852</text:p>
          </table:table-cell>
          <table:table-cell office:value-type="float" office:value="1261.63817">
            <text:p>1261.63817</text:p>
          </table:table-cell>
          <table:table-cell office:value-type="float" office:value="1251.018195">
            <text:p>1251.018195</text:p>
          </table:table-cell>
          <table:table-cell office:value-type="float" office:value="1226.202984">
            <text:p>1226.202984</text:p>
          </table:table-cell>
          <table:table-cell office:value-type="float" office:value="1236.198479">
            <text:p>1236.198479</text:p>
          </table:table-cell>
          <table:table-cell office:value-type="float" office:value="1251.315325">
            <text:p>1251.315325</text:p>
          </table:table-cell>
          <table:table-cell office:value-type="float" office:value="1263.485105">
            <text:p>1263.485105</text:p>
          </table:table-cell>
          <table:table-cell office:value-type="float" office:value="1267.76905">
            <text:p>1267.769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20.491654">
            <text:p>1320.491654</text:p>
          </table:table-cell>
          <table:table-cell office:value-type="float" office:value="1280.237644">
            <text:p>1280.237644</text:p>
          </table:table-cell>
          <table:table-cell office:value-type="float" office:value="1263.344728">
            <text:p>1263.344728</text:p>
          </table:table-cell>
          <table:table-cell office:value-type="float" office:value="1259.85479">
            <text:p>1259.85479</text:p>
          </table:table-cell>
          <table:table-cell office:value-type="float" office:value="1227.07355">
            <text:p>1227.07355</text:p>
          </table:table-cell>
          <table:table-cell office:value-type="float" office:value="1236.198479">
            <text:p>1236.198479</text:p>
          </table:table-cell>
          <table:table-cell office:value-type="float" office:value="1251.063392">
            <text:p>1251.063392</text:p>
          </table:table-cell>
          <table:table-cell office:value-type="float" office:value="1257.868481">
            <text:p>1257.8684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25.878899">
            <text:p>1325.878899</text:p>
          </table:table-cell>
          <table:table-cell office:value-type="float" office:value="1293.46662">
            <text:p>1293.46662</text:p>
          </table:table-cell>
          <table:table-cell office:value-type="float" office:value="1261.63817">
            <text:p>1261.63817</text:p>
          </table:table-cell>
          <table:table-cell office:value-type="float" office:value="1254.111375">
            <text:p>1254.111375</text:p>
          </table:table-cell>
          <table:table-cell office:value-type="float" office:value="1259.85479">
            <text:p>1259.85479</text:p>
          </table:table-cell>
          <table:table-cell office:value-type="float" office:value="1226.202984">
            <text:p>1226.202984</text:p>
          </table:table-cell>
          <table:table-cell office:value-type="float" office:value="1227.978242">
            <text:p>1227.978242</text:p>
          </table:table-cell>
          <table:table-cell office:value-type="float" office:value="1242.03105">
            <text:p>1242.031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38.047513">
            <text:p>1338.047513</text:p>
          </table:table-cell>
          <table:table-cell office:value-type="float" office:value="1322.260852">
            <text:p>1322.260852</text:p>
          </table:table-cell>
          <table:table-cell office:value-type="float" office:value="1123.52212">
            <text:p>1123.52212</text:p>
          </table:table-cell>
          <table:table-cell office:value-type="float" office:value="1261.63817">
            <text:p>1261.63817</text:p>
          </table:table-cell>
          <table:table-cell office:value-type="float" office:value="1263.344728">
            <text:p>1263.344728</text:p>
          </table:table-cell>
          <table:table-cell office:value-type="float" office:value="1251.018195">
            <text:p>1251.018195</text:p>
          </table:table-cell>
          <table:table-cell office:value-type="float" office:value="1245.334511">
            <text:p>1245.334511</text:p>
          </table:table-cell>
          <table:table-cell office:value-type="float" office:value="1226.202984">
            <text:p>1226.2029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42.632876">
            <text:p>1342.632876</text:p>
          </table:table-cell>
          <table:table-cell office:value-type="float" office:value="1325.878899">
            <text:p>1325.878899</text:p>
          </table:table-cell>
          <table:table-cell office:value-type="float" office:value="1322.260852">
            <text:p>1322.260852</text:p>
          </table:table-cell>
          <table:table-cell office:value-type="float" office:value="1293.46662">
            <text:p>1293.46662</text:p>
          </table:table-cell>
          <table:table-cell office:value-type="float" office:value="1280.237644">
            <text:p>1280.237644</text:p>
          </table:table-cell>
          <table:table-cell office:value-type="float" office:value="1261.63817">
            <text:p>1261.63817</text:p>
          </table:table-cell>
          <table:table-cell office:value-type="float" office:value="1263.68162">
            <text:p>1263.68162</text:p>
          </table:table-cell>
          <table:table-cell office:value-type="float" office:value="1254.111375">
            <text:p>1254.1113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57.743937">
            <text:p>1357.743937</text:p>
          </table:table-cell>
          <table:table-cell office:value-type="float" office:value="1342.632876">
            <text:p>1342.632876</text:p>
          </table:table-cell>
          <table:table-cell office:value-type="float" office:value="1338.047513">
            <text:p>1338.047513</text:p>
          </table:table-cell>
          <table:table-cell office:value-type="float" office:value="1325.878899">
            <text:p>1325.878899</text:p>
          </table:table-cell>
          <table:table-cell office:value-type="float" office:value="1320.491654">
            <text:p>1320.491654</text:p>
          </table:table-cell>
          <table:table-cell office:value-type="float" office:value="1322.260852">
            <text:p>1322.260852</text:p>
          </table:table-cell>
          <table:table-cell office:value-type="float" office:value="1307.704726">
            <text:p>1307.704726</text:p>
          </table:table-cell>
          <table:table-cell office:value-type="float" office:value="1293.46662">
            <text:p>1293.46662</text:p>
          </table:table-cell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.217931252787">
            <text:p>330.2179312528</text:p>
          </table:table-cell>
          <table:table-cell office:value-type="float" office:value="282.582824698766">
            <text:p>282.5828246988</text:p>
          </table:table-cell>
          <table:table-cell office:value-type="float" office:value="244.920836187689">
            <text:p>244.9208361877</text:p>
          </table:table-cell>
          <table:table-cell office:value-type="float" office:value="219.650109362702">
            <text:p>219.6501093627</text:p>
          </table:table-cell>
          <table:table-cell office:value-type="float" office:value="195.224241720647">
            <text:p>195.2242417206</text:p>
          </table:table-cell>
          <table:table-cell office:value-type="float" office:value="174.815259963847">
            <text:p>174.8152599638</text:p>
          </table:table-cell>
          <table:table-cell office:value-type="float" office:value="167.044116192457">
            <text:p>167.0441161925</text:p>
          </table:table-cell>
          <table:table-cell office:value-type="float" office:value="93.79010557556">
            <text:p>93.79010557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3.607628825139">
            <text:p>243.6076288251</text:p>
          </table:table-cell>
          <table:table-cell office:value-type="float" office:value="218.909626261903">
            <text:p>218.9096262619</text:p>
          </table:table-cell>
          <table:table-cell office:value-type="float" office:value="203.776455960252">
            <text:p>203.7764559603</text:p>
          </table:table-cell>
          <table:table-cell office:value-type="float" office:value="182.195314523157">
            <text:p>182.1953145232</text:p>
          </table:table-cell>
          <table:table-cell office:value-type="float" office:value="174.399024750169">
            <text:p>174.3990247502</text:p>
          </table:table-cell>
          <table:table-cell office:value-type="float" office:value="152.798233165527">
            <text:p>152.7982331655</text:p>
          </table:table-cell>
          <table:table-cell office:value-type="float" office:value="139.484652609773">
            <text:p>139.4846526098</text:p>
          </table:table-cell>
          <table:table-cell office:value-type="float" office:value="140.132220272007">
            <text:p>140.1322202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5.117568701233">
            <text:p>215.1175687012</text:p>
          </table:table-cell>
          <table:table-cell office:value-type="float" office:value="194.013348499536">
            <text:p>194.0133484995</text:p>
          </table:table-cell>
          <table:table-cell office:value-type="float" office:value="183.608457380744">
            <text:p>183.6084573807</text:p>
          </table:table-cell>
          <table:table-cell office:value-type="float" office:value="169.591526727297">
            <text:p>169.5915267273</text:p>
          </table:table-cell>
          <table:table-cell office:value-type="float" office:value="159.925011790359">
            <text:p>159.9250117904</text:p>
          </table:table-cell>
          <table:table-cell office:value-type="float" office:value="139.489395234982">
            <text:p>139.489395235</text:p>
          </table:table-cell>
          <table:table-cell office:value-type="float" office:value="134.145188161705">
            <text:p>134.1451881617</text:p>
          </table:table-cell>
          <table:table-cell office:value-type="float" office:value="114.345702068508">
            <text:p>114.34570206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5.789682497869">
            <text:p>195.7896824979</text:p>
          </table:table-cell>
          <table:table-cell office:value-type="float" office:value="180.205533895947">
            <text:p>180.2055338959</text:p>
          </table:table-cell>
          <table:table-cell office:value-type="float" office:value="164.928916521264">
            <text:p>164.9289165213</text:p>
          </table:table-cell>
          <table:table-cell office:value-type="float" office:value="151.06338724578">
            <text:p>151.0633872458</text:p>
          </table:table-cell>
          <table:table-cell office:value-type="float" office:value="145.830096837716">
            <text:p>145.8300968377</text:p>
          </table:table-cell>
          <table:table-cell office:value-type="float" office:value="136.245539433998">
            <text:p>136.245539434</text:p>
          </table:table-cell>
          <table:table-cell office:value-type="float" office:value="114.043751319016">
            <text:p>114.043751319</text:p>
          </table:table-cell>
          <table:table-cell office:value-type="float" office:value="115.584532324194">
            <text:p>115.58453232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7.378522278568">
            <text:p>177.3785222786</text:p>
          </table:table-cell>
          <table:table-cell office:value-type="float" office:value="80.3718604537185">
            <text:p>80.3718604537</text:p>
          </table:table-cell>
          <table:table-cell office:value-type="float" office:value="154.953872494511">
            <text:p>154.9538724945</text:p>
          </table:table-cell>
          <table:table-cell office:value-type="float" office:value="143.250961409941">
            <text:p>143.2509614099</text:p>
          </table:table-cell>
          <table:table-cell office:value-type="float" office:value="139.720911871557">
            <text:p>139.7209118716</text:p>
          </table:table-cell>
          <table:table-cell office:value-type="float" office:value="123.389061875987">
            <text:p>123.389061876</text:p>
          </table:table-cell>
          <table:table-cell office:value-type="float" office:value="113.859106708031">
            <text:p>113.859106708</text:p>
          </table:table-cell>
          <table:table-cell office:value-type="float" office:value="116.171064310247">
            <text:p>116.17106431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2.842895524367">
            <text:p>172.8428955244</text:p>
          </table:table-cell>
          <table:table-cell office:value-type="float" office:value="160.435291668434">
            <text:p>160.4352916684</text:p>
          </table:table-cell>
          <table:table-cell office:value-type="float" office:value="153.496046619884">
            <text:p>153.4960466199</text:p>
          </table:table-cell>
          <table:table-cell office:value-type="float" office:value="137.418216620479">
            <text:p>137.4182166205</text:p>
          </table:table-cell>
          <table:table-cell office:value-type="float" office:value="133.123599344426">
            <text:p>133.1235993444</text:p>
          </table:table-cell>
          <table:table-cell office:value-type="float" office:value="114.293069096576">
            <text:p>114.2930690966</text:p>
          </table:table-cell>
          <table:table-cell office:value-type="float" office:value="114.444820476026">
            <text:p>114.444820476</text:p>
          </table:table-cell>
          <table:table-cell office:value-type="float" office:value="115.73818239892">
            <text:p>115.73818239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3.751111171801">
            <text:p>173.7511111718</text:p>
          </table:table-cell>
          <table:table-cell office:value-type="float" office:value="159.58750255333">
            <text:p>159.5875025533</text:p>
          </table:table-cell>
          <table:table-cell office:value-type="float" office:value="146.649110950642">
            <text:p>146.6491109506</text:p>
          </table:table-cell>
          <table:table-cell office:value-type="float" office:value="143.463293451686">
            <text:p>143.4632934517</text:p>
          </table:table-cell>
          <table:table-cell office:value-type="float" office:value="122.456841792234">
            <text:p>122.4568417922</text:p>
          </table:table-cell>
          <table:table-cell office:value-type="float" office:value="116.349370231004">
            <text:p>116.349370231</text:p>
          </table:table-cell>
          <table:table-cell office:value-type="float" office:value="118.505559316681">
            <text:p>118.5055593167</text:p>
          </table:table-cell>
          <table:table-cell office:value-type="float" office:value="116.630953970943">
            <text:p>116.63095397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3.184772927746">
            <text:p>163.1847729277</text:p>
          </table:table-cell>
          <table:table-cell office:value-type="float" office:value="155.249599723584">
            <text:p>155.2495997236</text:p>
          </table:table-cell>
          <table:table-cell office:value-type="float" office:value="146.93940489804">
            <text:p>146.939404898</text:p>
          </table:table-cell>
          <table:table-cell office:value-type="float" office:value="142.707438433647">
            <text:p>142.7074384336</text:p>
          </table:table-cell>
          <table:table-cell office:value-type="float" office:value="116.509762446093">
            <text:p>116.5097624461</text:p>
          </table:table-cell>
          <table:table-cell office:value-type="float" office:value="119.125412154244">
            <text:p>119.1254121542</text:p>
          </table:table-cell>
          <table:table-cell office:value-type="float" office:value="119.463319767009">
            <text:p>119.463319767</text:p>
          </table:table-cell>
          <table:table-cell office:value-type="float" office:value="118.943680622433">
            <text:p>118.94368062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4.869921146725">
            <text:p>664.8699211467</text:p>
          </table:table-cell>
          <table:table-cell office:value-type="float" office:value="493.322616452626">
            <text:p>493.3226164526</text:p>
          </table:table-cell>
          <table:table-cell office:value-type="float" office:value="393.732143059627">
            <text:p>393.7321430596</text:p>
          </table:table-cell>
          <table:table-cell office:value-type="float" office:value="375.153397002022">
            <text:p>375.153397002</text:p>
          </table:table-cell>
          <table:table-cell office:value-type="float" office:value="322.87757748804">
            <text:p>322.877577488</text:p>
          </table:table-cell>
          <table:table-cell office:value-type="float" office:value="308.816063267187">
            <text:p>308.8160632672</text:p>
          </table:table-cell>
          <table:table-cell office:value-type="float" office:value="222.549193898362">
            <text:p>222.5491938984</text:p>
          </table:table-cell>
          <table:table-cell office:value-type="float" office:value="81.2440210508454">
            <text:p>81.24402105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3.720169747391">
            <text:p>433.7201697474</text:p>
          </table:table-cell>
          <table:table-cell office:value-type="float" office:value="430.525296309629">
            <text:p>430.5252963096</text:p>
          </table:table-cell>
          <table:table-cell office:value-type="float" office:value="362.822485312446">
            <text:p>362.8224853124</text:p>
          </table:table-cell>
          <table:table-cell office:value-type="float" office:value="324.159453180446">
            <text:p>324.1594531804</text:p>
          </table:table-cell>
          <table:table-cell office:value-type="float" office:value="292.727562192417">
            <text:p>292.7275621924</text:p>
          </table:table-cell>
          <table:table-cell office:value-type="float" office:value="295.358397198472">
            <text:p>295.3583971985</text:p>
          </table:table-cell>
          <table:table-cell office:value-type="float" office:value="256.638944318212">
            <text:p>256.6389443182</text:p>
          </table:table-cell>
          <table:table-cell office:value-type="float" office:value="180.777637721403">
            <text:p>180.77763772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4.383235221627">
            <text:p>424.3832352216</text:p>
          </table:table-cell>
          <table:table-cell office:value-type="float" office:value="344.838999458522">
            <text:p>344.8389994585</text:p>
          </table:table-cell>
          <table:table-cell office:value-type="float" office:value="328.192567783113">
            <text:p>328.1925677831</text:p>
          </table:table-cell>
          <table:table-cell office:value-type="float" office:value="294.029965925817">
            <text:p>294.0299659258</text:p>
          </table:table-cell>
          <table:table-cell office:value-type="float" office:value="278.476447395157">
            <text:p>278.4764473952</text:p>
          </table:table-cell>
          <table:table-cell office:value-type="float" office:value="223.131750750392">
            <text:p>223.1317507504</text:p>
          </table:table-cell>
          <table:table-cell office:value-type="float" office:value="226.993065818955">
            <text:p>226.993065819</text:p>
          </table:table-cell>
          <table:table-cell office:value-type="float" office:value="201.175689800974">
            <text:p>201.1756898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5.248867597806">
            <text:p>375.2488675978</text:p>
          </table:table-cell>
          <table:table-cell office:value-type="float" office:value="315.264153888937">
            <text:p>315.2641538889</text:p>
          </table:table-cell>
          <table:table-cell office:value-type="float" office:value="336.533790815186">
            <text:p>336.5337908152</text:p>
          </table:table-cell>
          <table:table-cell office:value-type="float" office:value="278.006694292448">
            <text:p>278.0066942924</text:p>
          </table:table-cell>
          <table:table-cell office:value-type="float" office:value="234.875028337797">
            <text:p>234.8750283378</text:p>
          </table:table-cell>
          <table:table-cell office:value-type="float" office:value="253.972292419859">
            <text:p>253.9722924199</text:p>
          </table:table-cell>
          <table:table-cell office:value-type="float" office:value="267.385033254702">
            <text:p>267.3850332547</text:p>
          </table:table-cell>
          <table:table-cell office:value-type="float" office:value="238.114077995532">
            <text:p>238.11407799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9.779173357279">
            <text:p>359.7791733573</text:p>
          </table:table-cell>
          <table:table-cell office:value-type="float" office:value="286.833949795112">
            <text:p>286.8339497951</text:p>
          </table:table-cell>
          <table:table-cell office:value-type="float" office:value="248.23992336192">
            <text:p>248.2399233619</text:p>
          </table:table-cell>
          <table:table-cell office:value-type="float" office:value="263.710247097704">
            <text:p>263.7102470977</text:p>
          </table:table-cell>
          <table:table-cell office:value-type="float" office:value="240.163789097756">
            <text:p>240.1637890978</text:p>
          </table:table-cell>
          <table:table-cell office:value-type="float" office:value="216.360322785532">
            <text:p>216.3603227855</text:p>
          </table:table-cell>
          <table:table-cell office:value-type="float" office:value="225.646655115183">
            <text:p>225.6466551152</text:p>
          </table:table-cell>
          <table:table-cell office:value-type="float" office:value="208.333305898798">
            <text:p>208.33330589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2.944301414485">
            <text:p>322.9443014145</text:p>
          </table:table-cell>
          <table:table-cell office:value-type="float" office:value="271.624512491699">
            <text:p>271.6245124917</text:p>
          </table:table-cell>
          <table:table-cell office:value-type="float" office:value="250.675731810325">
            <text:p>250.6757318103</text:p>
          </table:table-cell>
          <table:table-cell office:value-type="float" office:value="283.158933801836">
            <text:p>283.1589338018</text:p>
          </table:table-cell>
          <table:table-cell office:value-type="float" office:value="241.219025079074">
            <text:p>241.2190250791</text:p>
          </table:table-cell>
          <table:table-cell office:value-type="float" office:value="251.762339741653">
            <text:p>251.7623397417</text:p>
          </table:table-cell>
          <table:table-cell office:value-type="float" office:value="252.666968669813">
            <text:p>252.6669686698</text:p>
          </table:table-cell>
          <table:table-cell office:value-type="float" office:value="237.440954679213">
            <text:p>237.44095467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6.101691317621">
            <text:p>306.1016913176</text:p>
          </table:table-cell>
          <table:table-cell office:value-type="float" office:value="262.913835746202">
            <text:p>262.9138357462</text:p>
          </table:table-cell>
          <table:table-cell office:value-type="float" office:value="246.32316108951">
            <text:p>246.3231610895</text:p>
          </table:table-cell>
          <table:table-cell office:value-type="float" office:value="273.63019739807">
            <text:p>273.6301973981</text:p>
          </table:table-cell>
          <table:table-cell office:value-type="float" office:value="233.53578095469">
            <text:p>233.5357809547</text:p>
          </table:table-cell>
          <table:table-cell office:value-type="float" office:value="206.727163138629">
            <text:p>206.7271631386</text:p>
          </table:table-cell>
          <table:table-cell office:value-type="float" office:value="198.887203237448">
            <text:p>198.8872032374</text:p>
          </table:table-cell>
          <table:table-cell office:value-type="float" office:value="210.422669491996">
            <text:p>210.4226694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4.390254534396">
            <text:p>304.3902545344</text:p>
          </table:table-cell>
          <table:table-cell office:value-type="float" office:value="245.121617008574">
            <text:p>245.1216170086</text:p>
          </table:table-cell>
          <table:table-cell office:value-type="float" office:value="249.607521563231">
            <text:p>249.6075215632</text:p>
          </table:table-cell>
          <table:table-cell office:value-type="float" office:value="200.972357955578">
            <text:p>200.9723579556</text:p>
          </table:table-cell>
          <table:table-cell office:value-type="float" office:value="247.271075316027">
            <text:p>247.271075316</text:p>
          </table:table-cell>
          <table:table-cell office:value-type="float" office:value="189.948159064643">
            <text:p>189.9481590646</text:p>
          </table:table-cell>
          <table:table-cell office:value-type="float" office:value="210.463316340829">
            <text:p>210.4633163408</text:p>
          </table:table-cell>
          <table:table-cell office:value-type="float" office:value="128.978254624158">
            <text:p>128.978254624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.642000486828">
            <text:p>158.6420004868</text:p>
          </table:table-cell>
          <table:table-cell office:value-type="float" office:value="158.104551639566">
            <text:p>158.1045516396</text:p>
          </table:table-cell>
          <table:table-cell office:value-type="float" office:value="155.900487657766">
            <text:p>155.9004876578</text:p>
          </table:table-cell>
          <table:table-cell office:value-type="float" office:value="159.778972749359">
            <text:p>159.7789727494</text:p>
          </table:table-cell>
          <table:table-cell office:value-type="float" office:value="273.595553164761">
            <text:p>273.5955531648</text:p>
          </table:table-cell>
          <table:table-cell office:value-type="float" office:value="170.041870361139">
            <text:p>170.0418703611</text:p>
          </table:table-cell>
          <table:table-cell office:value-type="float" office:value="174.97097510318">
            <text:p>174.9709751032</text:p>
          </table:table-cell>
          <table:table-cell office:value-type="float" office:value="268.520581707661">
            <text:p>268.520581707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1.511478208004">
            <text:p>151.511478208</text:p>
          </table:table-cell>
          <table:table-cell office:value-type="float" office:value="287.099691799455">
            <text:p>287.0996917995</text:p>
          </table:table-cell>
          <table:table-cell office:value-type="float" office:value="310.729667805228">
            <text:p>310.7296678052</text:p>
          </table:table-cell>
          <table:table-cell office:value-type="float" office:value="315.085315053333">
            <text:p>315.0853150533</text:p>
          </table:table-cell>
          <table:table-cell office:value-type="float" office:value="309.071872499128">
            <text:p>309.0718724991</text:p>
          </table:table-cell>
          <table:table-cell office:value-type="float" office:value="296.255807967977">
            <text:p>296.255807968</text:p>
          </table:table-cell>
          <table:table-cell office:value-type="float" office:value="283.819356203132">
            <text:p>283.8193562031</text:p>
          </table:table-cell>
          <table:table-cell office:value-type="float" office:value="265.897430963228">
            <text:p>265.89743096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2.304806971095">
            <text:p>302.3048069711</text:p>
          </table:table-cell>
          <table:table-cell office:value-type="float" office:value="338.512452327176">
            <text:p>338.5124523272</text:p>
          </table:table-cell>
          <table:table-cell office:value-type="float" office:value="327.359177402267">
            <text:p>327.3591774023</text:p>
          </table:table-cell>
          <table:table-cell office:value-type="float" office:value="314.38958578704">
            <text:p>314.389585787</text:p>
          </table:table-cell>
          <table:table-cell office:value-type="float" office:value="304.147452815509">
            <text:p>304.1474528155</text:p>
          </table:table-cell>
          <table:table-cell office:value-type="float" office:value="293.996582185385">
            <text:p>293.9965821854</text:p>
          </table:table-cell>
          <table:table-cell office:value-type="float" office:value="280.40738859604">
            <text:p>280.407388596</text:p>
          </table:table-cell>
          <table:table-cell office:value-type="float" office:value="261.08195504036">
            <text:p>261.08195504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6.162948870093">
            <text:p>336.1629488701</text:p>
          </table:table-cell>
          <table:table-cell office:value-type="float" office:value="340.655835149875">
            <text:p>340.6558351499</text:p>
          </table:table-cell>
          <table:table-cell office:value-type="float" office:value="326.871156135192">
            <text:p>326.8711561352</text:p>
          </table:table-cell>
          <table:table-cell office:value-type="float" office:value="316.319035849006">
            <text:p>316.319035849</text:p>
          </table:table-cell>
          <table:table-cell office:value-type="float" office:value="302.01763192661">
            <text:p>302.0176319266</text:p>
          </table:table-cell>
          <table:table-cell office:value-type="float" office:value="290.475184515566">
            <text:p>290.4751845156</text:p>
          </table:table-cell>
          <table:table-cell office:value-type="float" office:value="277.590229066207">
            <text:p>277.5902290662</text:p>
          </table:table-cell>
          <table:table-cell office:value-type="float" office:value="261.221384337413">
            <text:p>261.221384337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6.990271860071">
            <text:p>336.9902718601</text:p>
          </table:table-cell>
          <table:table-cell office:value-type="float" office:value="340.458428021133">
            <text:p>340.4584280211</text:p>
          </table:table-cell>
          <table:table-cell office:value-type="float" office:value="324.700109484328">
            <text:p>324.7001094843</text:p>
          </table:table-cell>
          <table:table-cell office:value-type="float" office:value="312.396503681541">
            <text:p>312.3965036815</text:p>
          </table:table-cell>
          <table:table-cell office:value-type="float" office:value="300.562744371389">
            <text:p>300.5627443714</text:p>
          </table:table-cell>
          <table:table-cell office:value-type="float" office:value="287.829529285126">
            <text:p>287.8295292851</text:p>
          </table:table-cell>
          <table:table-cell office:value-type="float" office:value="272.699774215947">
            <text:p>272.6997742159</text:p>
          </table:table-cell>
          <table:table-cell office:value-type="float" office:value="258.599829541074">
            <text:p>258.59982954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1.956112517392">
            <text:p>341.9561125174</text:p>
          </table:table-cell>
          <table:table-cell office:value-type="float" office:value="331.65678934649">
            <text:p>331.6567893465</text:p>
          </table:table-cell>
          <table:table-cell office:value-type="float" office:value="321.404574242519">
            <text:p>321.4045742425</text:p>
          </table:table-cell>
          <table:table-cell office:value-type="float" office:value="309.413232467636">
            <text:p>309.4132324676</text:p>
          </table:table-cell>
          <table:table-cell office:value-type="float" office:value="299.69861396077">
            <text:p>299.6986139608</text:p>
          </table:table-cell>
          <table:table-cell office:value-type="float" office:value="284.354840081388">
            <text:p>284.3548400814</text:p>
          </table:table-cell>
          <table:table-cell office:value-type="float" office:value="270.898938186088">
            <text:p>270.8989381861</text:p>
          </table:table-cell>
          <table:table-cell office:value-type="float" office:value="257.142451586205">
            <text:p>257.142451586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2.499496775845">
            <text:p>332.4994967758</text:p>
          </table:table-cell>
          <table:table-cell office:value-type="float" office:value="327.233592066267">
            <text:p>327.2335920663</text:p>
          </table:table-cell>
          <table:table-cell office:value-type="float" office:value="316.969465329501">
            <text:p>316.9694653295</text:p>
          </table:table-cell>
          <table:table-cell office:value-type="float" office:value="304.092975663625">
            <text:p>304.0929756636</text:p>
          </table:table-cell>
          <table:table-cell office:value-type="float" office:value="290.316937733697">
            <text:p>290.3169377337</text:p>
          </table:table-cell>
          <table:table-cell office:value-type="float" office:value="277.985469447046">
            <text:p>277.985469447</text:p>
          </table:table-cell>
          <table:table-cell office:value-type="float" office:value="264.271767966126">
            <text:p>264.2717679661</text:p>
          </table:table-cell>
          <table:table-cell office:value-type="float" office:value="251.822879459255">
            <text:p>251.82287945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5.539098658604">
            <text:p>325.5390986586</text:p>
          </table:table-cell>
          <table:table-cell office:value-type="float" office:value="321.303161101468">
            <text:p>321.3031611015</text:p>
          </table:table-cell>
          <table:table-cell office:value-type="float" office:value="309.684103152628">
            <text:p>309.6841031526</text:p>
          </table:table-cell>
          <table:table-cell office:value-type="float" office:value="298.852798926031">
            <text:p>298.852798926</text:p>
          </table:table-cell>
          <table:table-cell office:value-type="float" office:value="286.197877530548">
            <text:p>286.1978775305</text:p>
          </table:table-cell>
          <table:table-cell office:value-type="float" office:value="271.163688521099">
            <text:p>271.1636885211</text:p>
          </table:table-cell>
          <table:table-cell office:value-type="float" office:value="194.072017760665">
            <text:p>194.0720177607</text:p>
          </table:table-cell>
          <table:table-cell office:value-type="float" office:value="245.678076428734">
            <text:p>245.6780764287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9/16/2015</text:date>, <text:time>16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mor" style:display-name="PageStyle_Tum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" style:display-name="PageStyle_Norm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6:33:12</dc:date>
    <dc:creator>Adriaan Riet</dc:creator>
    <meta:document-statistic meta:table-count="2" meta:cell-count="845" meta:object-count="0"/>
    <meta:generator>OpenOffice/4.1.1$Unix OpenOffice.org_project/411m6$Build-9775</meta:generator>
  </office:meta>
</office:document-meta>
</file>